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5.837cm" fo:margin-left="5.673cm" table:align="left"/>
    </style:style>
    <style:style style:name="Table1.A" style:family="table-column">
      <style:table-column-properties style:column-width="2.831cm"/>
    </style:style>
    <style:style style:name="Table1.B" style:family="table-column">
      <style:table-column-properties style:column-width="3.00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5.837cm" fo:margin-left="5.673cm" table:align="left"/>
    </style:style>
    <style:style style:name="Table2.A" style:family="table-column">
      <style:table-column-properties style:column-width="1.868cm"/>
    </style:style>
    <style:style style:name="Table2.B" style:family="table-column">
      <style:table-column-properties style:column-width="1.986cm"/>
    </style:style>
    <style:style style:name="Table2.C" style:family="table-column">
      <style:table-column-properties style:column-width="1.98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5.837cm" fo:margin-left="5.673cm" table:align="left"/>
    </style:style>
    <style:style style:name="Table3.A" style:family="table-column">
      <style:table-column-properties style:column-width="1.868cm"/>
    </style:style>
    <style:style style:name="Table3.B" style:family="table-column">
      <style:table-column-properties style:column-width="1.986cm"/>
    </style:style>
    <style:style style:name="Table3.C" style:family="table-column">
      <style:table-column-properties style:column-width="1.98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5.837cm" fo:margin-left="5.673cm" table:align="left"/>
    </style:style>
    <style:style style:name="Table4.A" style:family="table-column">
      <style:table-column-properties style:column-width="1.868cm"/>
    </style:style>
    <style:style style:name="Table4.B" style:family="table-column">
      <style:table-column-properties style:column-width="1.986cm"/>
    </style:style>
    <style:style style:name="Table4.C" style:family="table-column">
      <style:table-column-properties style:column-width="1.98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5.837cm" fo:margin-left="5.673cm" table:align="left"/>
    </style:style>
    <style:style style:name="Table5.A" style:family="table-column">
      <style:table-column-properties style:column-width="1.868cm"/>
    </style:style>
    <style:style style:name="Table5.B" style:family="table-column">
      <style:table-column-properties style:column-width="1.986cm"/>
    </style:style>
    <style:style style:name="Table5.C" style:family="table-column">
      <style:table-column-properties style:column-width="1.983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5.837cm" fo:margin-left="5.673cm" table:align="left"/>
    </style:style>
    <style:style style:name="Table6.A" style:family="table-column">
      <style:table-column-properties style:column-width="1.868cm"/>
    </style:style>
    <style:style style:name="Table6.B" style:family="table-column">
      <style:table-column-properties style:column-width="1.986cm"/>
    </style:style>
    <style:style style:name="Table6.C" style:family="table-column">
      <style:table-column-properties style:column-width="1.983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5.837cm" fo:margin-left="5.673cm" table:align="left"/>
    </style:style>
    <style:style style:name="Table7.A" style:family="table-column">
      <style:table-column-properties style:column-width="1.111cm"/>
    </style:style>
    <style:style style:name="Table7.B" style:family="table-column">
      <style:table-column-properties style:column-width="1.182cm"/>
    </style:style>
    <style:style style:name="Table7.D" style:family="table-column">
      <style:table-column-properties style:column-width="1.18cm"/>
    </style:style>
    <style:style style:name="Table7.A1" style:family="table-cell">
      <style:table-cell-properties fo:padding="0cm" fo:border="0.5pt solid #ffffff"/>
    </style:style>
    <style:style style:name="Table7.C1" style:family="table-cell">
      <style:table-cell-properties fo:padding="0cm" fo:border="0.7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E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5.837cm" fo:margin-left="5.673cm" table:align="left"/>
    </style:style>
    <style:style style:name="Table8.A" style:family="table-column">
      <style:table-column-properties style:column-width="1.868cm"/>
    </style:style>
    <style:style style:name="Table8.B" style:family="table-column">
      <style:table-column-properties style:column-width="1.986cm"/>
    </style:style>
    <style:style style:name="Table8.C" style:family="table-column">
      <style:table-column-properties style:column-width="1.983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5.837cm" fo:margin-left="5.673cm" table:align="left"/>
    </style:style>
    <style:style style:name="Table9.A" style:family="table-column">
      <style:table-column-properties style:column-width="1.868cm"/>
    </style:style>
    <style:style style:name="Table9.B" style:family="table-column">
      <style:table-column-properties style:column-width="1.986cm"/>
    </style:style>
    <style:style style:name="Table9.C" style:family="table-column">
      <style:table-column-properties style:column-width="1.983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5.837cm" fo:margin-left="5.673cm" table:align="left"/>
    </style:style>
    <style:style style:name="Table10.A" style:family="table-column">
      <style:table-column-properties style:column-width="1.402cm"/>
    </style:style>
    <style:style style:name="Table10.B" style:family="table-column">
      <style:table-column-properties style:column-width="1.482cm"/>
    </style:style>
    <style:style style:name="Table10.C" style:family="table-column">
      <style:table-column-properties style:column-width="1.429cm"/>
    </style:style>
    <style:style style:name="Table10.D" style:family="table-column">
      <style:table-column-properties style:column-width="1.524cm"/>
    </style:style>
    <style:style style:name="Table10.1" style:family="table-row">
      <style:table-row-properties style:min-row-height="0.503cm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D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51cm" style:rel-column-width="16383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officeooo:paragraph-rsid="00157164"/>
    </style:style>
    <style:style style:name="P3" style:family="paragraph" style:parent-style-name="Sub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4" style:family="paragraph" style:parent-style-name="Subtitle">
      <style:paragraph-properties fo:text-align="start" style:justify-single-word="false"/>
      <style:text-properties style:font-name="arial" fo:font-size="14pt" style:font-name-asian="Nimbus Sans" style:font-size-asian="14pt" style:font-name-complex="Nimbus Sans" style:font-size-complex="14pt"/>
    </style:style>
    <style:style style:name="P5" style:family="paragraph" style:parent-style-name="Subtitle">
      <style:paragraph-properties fo:text-align="start" style:justify-single-word="false"/>
      <style:text-properties style:font-name="arial" officeooo:rsid="00157164"/>
    </style:style>
    <style:style style:name="P6" style:family="paragraph" style:parent-style-name="Subtitle">
      <style:paragraph-properties fo:text-align="start" style:justify-single-word="false"/>
      <style:text-properties style:font-name="arial" officeooo:rsid="00157164" officeooo:paragraph-rsid="001ace6b"/>
    </style:style>
    <style:style style:name="P7" style:family="paragraph" style:parent-style-name="Text_20_body">
      <style:text-properties style:font-name="arial" officeooo:rsid="00157164" officeooo:paragraph-rsid="00157164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fo:font-weight="normal" officeooo:paragraph-rsid="00152ca5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fo:font-weight="bold" officeooo:rsid="00152ca5" officeooo:paragraph-rsid="00152ca5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arial" fo:font-weight="bold" officeooo:rsid="00152ca5" officeooo:paragraph-rsid="00152ca5" style:font-weight-asian="bold" style:font-weight-complex="bold"/>
    </style:style>
    <style:style style:name="P11" style:family="paragraph" style:parent-style-name="Text_20_body">
      <style:text-properties style:font-name="arial" fo:font-weight="bold" officeooo:rsid="00152ca5" officeooo:paragraph-rsid="00152ca5" style:font-weight-asian="bold" style:font-weight-complex="bold"/>
    </style:style>
    <style:style style:name="P12" style:family="paragraph" style:parent-style-name="Text_20_body">
      <style:text-properties style:font-name="arial" officeooo:paragraph-rsid="00152ca5"/>
    </style:style>
    <style:style style:name="P13" style:family="paragraph" style:parent-style-name="Text_20_body">
      <style:text-properties style:font-name="arial" officeooo:rsid="00152ca5" officeooo:paragraph-rsid="00152ca5"/>
    </style:style>
    <style:style style:name="P14" style:family="paragraph" style:parent-style-name="Text_20_body">
      <style:text-properties style:font-name="arial" officeooo:rsid="00152ca5" officeooo:paragraph-rsid="00157164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officeooo:rsid="0016d547" officeooo:paragraph-rsid="0016d547"/>
    </style:style>
    <style:style style:name="P16" style:family="paragraph" style:parent-style-name="Text_20_body">
      <style:text-properties style:font-name="arial" fo:font-size="11pt" officeooo:rsid="0016d547" officeooo:paragraph-rsid="0016d547" style:font-size-asian="9.60000038146973pt" style:font-size-complex="11pt"/>
    </style:style>
    <style:style style:name="P17" style:family="paragraph" style:parent-style-name="Text_20_body">
      <style:text-properties style:font-name="arial" fo:font-size="11pt" fo:font-weight="normal" officeooo:rsid="0016d547" officeooo:paragraph-rsid="0016d547" style:font-size-asian="9.60000038146973pt" style:font-weight-asian="normal" style:font-size-complex="11pt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arial" fo:font-size="11pt" fo:font-weight="normal" officeooo:rsid="0016d547" officeooo:paragraph-rsid="0016d547" style:font-size-asian="9.60000038146973pt" style:font-weight-asian="normal" style:font-size-complex="11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bold" officeooo:rsid="001711de" officeooo:paragraph-rsid="0016d547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1pt" fo:font-style="normal" fo:font-weight="bold" officeooo:rsid="001711de" officeooo:paragraph-rsid="001ace6b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bold" officeooo:rsid="0018fbf7" officeooo:paragraph-rsid="0018fbf7" style:font-size-asian="9.60000038146973pt" style:font-style-asian="normal" style:font-weight-asian="bold" style:font-size-complex="11pt" style:font-style-complex="normal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arial" fo:font-size="11pt" fo:font-style="normal" fo:font-weight="bold" officeooo:rsid="001b3998" officeooo:paragraph-rsid="001b3998" style:font-size-asian="9.60000038146973pt" style:font-style-asian="normal" style:font-weight-asian="bold" style:font-size-complex="11pt" style:font-style-complex="normal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8fbf7" officeooo:paragraph-rsid="0018fbf7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8fbf7" officeooo:paragraph-rsid="0016d547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711de" officeooo:paragraph-rsid="0016d547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711de" officeooo:paragraph-rsid="0018fbf7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ubtitle">
      <style:paragraph-properties fo:text-align="start" style:justify-single-word="false"/>
      <style:text-properties officeooo:paragraph-rsid="0016d547"/>
    </style:style>
    <style:style style:name="P28" style:family="paragraph" style:parent-style-name="Heading_20_1">
      <style:paragraph-properties fo:margin-top="0.706cm" fo:margin-bottom="0.212cm" style:contextual-spacing="false" fo:line-height="138%" style:writing-mode="lr-tb"/>
      <style:text-properties fo:font-variant="normal" fo:text-transform="none" fo:color="#f1c232" loext:opacity="100%" style:text-line-through-style="none" style:text-line-through-type="none" style:font-name="arial" fo:font-size="20pt" fo:font-style="normal" style:text-underline-style="none" fo:font-weight="normal" officeooo:paragraph-rsid="0016d547" style:text-blinking="false" fo:background-color="transparent"/>
    </style:style>
    <style:style style:name="P29" style:family="paragraph" style:parent-style-name="Text_20_body">
      <style:text-properties officeooo:rsid="001ace6b" officeooo:paragraph-rsid="001ace6b"/>
    </style:style>
    <style:style style:name="P30" style:family="paragraph" style:parent-style-name="Text_20_body">
      <style:text-properties officeooo:rsid="001e118c" officeooo:paragraph-rsid="001e118c"/>
    </style:style>
    <style:style style:name="P31" style:family="paragraph" style:parent-style-name="Text_20_body">
      <style:text-properties officeooo:rsid="001e118c" officeooo:paragraph-rsid="001fb631"/>
    </style:style>
    <style:style style:name="P32" style:family="paragraph" style:parent-style-name="Text_20_body">
      <style:text-properties officeooo:rsid="001fb631" officeooo:paragraph-rsid="0021b231"/>
    </style:style>
    <style:style style:name="P33" style:family="paragraph" style:parent-style-name="Heading_20_3">
      <style:text-properties style:font-name="Liberation Serif1" fo:font-size="14pt" fo:font-weight="bold" officeooo:paragraph-rsid="0028a8c0" style:font-name-asian="Nimbus Sans" style:font-size-asian="14pt" style:font-weight-asian="bold" style:font-name-complex="Nimbus Sans" style:font-size-complex="14pt" style:font-weight-complex="bold"/>
    </style:style>
    <style:style style:name="P34" style:family="paragraph" style:parent-style-name="Heading_20_3">
      <style:text-properties officeooo:rsid="00580582" officeooo:paragraph-rsid="00580582"/>
    </style:style>
    <style:style style:name="P35" style:family="paragraph" style:parent-style-name="Heading_20_4">
      <style:text-properties style:font-name="arial"/>
    </style:style>
    <style:style style:name="P36" style:family="paragraph" style:parent-style-name="Heading_20_4">
      <style:text-properties style:font-name="arial" officeooo:rsid="0016d547" officeooo:paragraph-rsid="0016d547"/>
    </style:style>
    <style:style style:name="P37" style:family="paragraph" style:parent-style-name="Heading_20_4">
      <style:text-properties style:font-name="arial" officeooo:rsid="001ace6b" officeooo:paragraph-rsid="001ace6b"/>
    </style:style>
    <style:style style:name="P38" style:family="paragraph" style:parent-style-name="Heading_20_4">
      <style:text-properties style:font-name="arial" fo:font-size="13pt" fo:font-style="italic" fo:font-weight="bold" officeooo:rsid="001ace6b" officeooo:paragraph-rsid="0029be8f" style:font-name-asian="Nimbus Sans" style:font-size-asian="13pt" style:font-style-asian="italic" style:font-weight-asian="bold" style:font-name-complex="Nimbus Sans" style:font-size-complex="13pt" style:font-style-complex="italic" style:font-weight-complex="bold"/>
    </style:style>
    <style:style style:name="P39" style:family="paragraph" style:parent-style-name="Heading_20_4">
      <style:text-properties officeooo:rsid="0032384f" officeooo:paragraph-rsid="0032384f"/>
    </style:style>
    <style:style style:name="P40" style:family="paragraph" style:parent-style-name="Heading_20_4">
      <style:text-properties officeooo:rsid="0038fce9" officeooo:paragraph-rsid="0038fce9"/>
    </style:style>
    <style:style style:name="P41" style:family="paragraph" style:parent-style-name="Heading_20_4">
      <style:text-properties officeooo:rsid="0038fce9" officeooo:paragraph-rsid="003e4212"/>
    </style:style>
    <style:style style:name="P42" style:family="paragraph" style:parent-style-name="Heading_20_4">
      <style:text-properties officeooo:rsid="004303d6" officeooo:paragraph-rsid="004303d6"/>
    </style:style>
    <style:style style:name="P43" style:family="paragraph" style:parent-style-name="Heading_20_4">
      <style:text-properties officeooo:rsid="0052d4f6" officeooo:paragraph-rsid="0052d4f6"/>
    </style:style>
    <style:style style:name="P44" style:family="paragraph" style:parent-style-name="Heading_20_4">
      <style:text-properties officeooo:paragraph-rsid="005dc2dc"/>
    </style:style>
    <style:style style:name="P45" style:family="paragraph" style:parent-style-name="Heading_20_4">
      <style:text-properties officeooo:paragraph-rsid="00662104"/>
    </style:style>
    <style:style style:name="P46" style:family="paragraph" style:parent-style-name="Heading_20_4">
      <style:text-properties officeooo:paragraph-rsid="006f9231"/>
    </style:style>
    <style:style style:name="P47" style:family="paragraph" style:parent-style-name="Standard">
      <style:text-properties fo:font-weight="bold" officeooo:rsid="004303d6" officeooo:paragraph-rsid="0048114f" style:font-weight-asian="bold" style:font-weight-complex="bold"/>
    </style:style>
    <style:style style:name="P48" style:family="paragraph" style:parent-style-name="Standard">
      <style:text-properties fo:font-weight="bold" officeooo:rsid="004b38f9" officeooo:paragraph-rsid="004b38f9" style:font-weight-asian="bold" style:font-weight-complex="bold"/>
    </style:style>
    <style:style style:name="P49" style:family="paragraph" style:parent-style-name="Standard">
      <style:text-properties fo:font-weight="bold" officeooo:rsid="004b38f9" officeooo:paragraph-rsid="004d2313" style:font-weight-asian="bold" style:font-weight-complex="bold"/>
    </style:style>
    <style:style style:name="P50" style:family="paragraph" style:parent-style-name="Standard">
      <style:text-properties fo:font-weight="bold" officeooo:rsid="004b38f9" officeooo:paragraph-rsid="004f927f" style:font-weight-asian="bold" style:font-weight-complex="bold"/>
    </style:style>
    <style:style style:name="P51" style:family="paragraph" style:parent-style-name="Standard">
      <style:text-properties fo:font-weight="bold" officeooo:rsid="004f927f" officeooo:paragraph-rsid="004f927f" style:font-weight-asian="bold" style:font-weight-complex="bold"/>
    </style:style>
    <style:style style:name="P52" style:family="paragraph" style:parent-style-name="Standard">
      <style:text-properties fo:font-weight="bold" officeooo:rsid="00512286" officeooo:paragraph-rsid="00512286" style:font-weight-asian="bold" style:font-weight-complex="bold"/>
    </style:style>
    <style:style style:name="P53" style:family="paragraph" style:parent-style-name="Standard">
      <style:text-properties fo:font-weight="bold" officeooo:rsid="0051267e" officeooo:paragraph-rsid="0051267e" style:font-weight-asian="bold" style:font-weight-complex="bold"/>
    </style:style>
    <style:style style:name="P54" style:family="paragraph" style:parent-style-name="Standard">
      <style:text-properties officeooo:rsid="0051267e" officeooo:paragraph-rsid="0051267e"/>
    </style:style>
    <style:style style:name="P55" style:family="paragraph" style:parent-style-name="Subtitle">
      <style:paragraph-properties fo:text-align="start" style:justify-single-word="false"/>
      <style:text-properties style:font-name="arial" officeooo:rsid="00157164" officeooo:paragraph-rsid="002707bd"/>
    </style:style>
    <style:style style:name="P56" style:family="paragraph" style:parent-style-name="Subtitle">
      <style:paragraph-properties fo:text-align="start" style:justify-single-word="false"/>
      <style:text-properties style:font-name="arial" officeooo:rsid="00157164" officeooo:paragraph-rsid="003e4212"/>
    </style:style>
    <style:style style:name="P57" style:family="paragraph" style:parent-style-name="Subtitle">
      <style:paragraph-properties fo:text-align="start" style:justify-single-word="false"/>
      <style:text-properties style:font-name="arial" officeooo:rsid="00157164" officeooo:paragraph-rsid="00580582"/>
    </style:style>
    <style:style style:name="P58" style:family="paragraph" style:parent-style-name="Subtitle">
      <style:paragraph-properties fo:text-align="start" style:justify-single-word="false"/>
      <style:text-properties style:font-name="arial" fo:font-size="14pt" style:font-name-asian="Nimbus Sans" style:font-size-asian="14pt" style:font-name-complex="Nimbus Sans" style:font-size-complex="14pt"/>
    </style:style>
    <style:style style:name="P59" style:family="paragraph" style:parent-style-name="Subtitle">
      <style:paragraph-properties fo:text-align="start" style:justify-single-word="false"/>
      <style:text-properties style:font-name="arial" officeooo:rsid="00157164" officeooo:paragraph-rsid="00580582"/>
    </style:style>
    <style:style style:name="P60" style:family="paragraph" style:parent-style-name="Table_20_Contents">
      <style:paragraph-properties fo:text-align="center" style:justify-single-word="false"/>
      <style:text-properties style:font-name="arial" officeooo:rsid="004367b8" officeooo:paragraph-rsid="004367b8"/>
    </style:style>
    <style:style style:name="P61" style:family="paragraph" style:parent-style-name="Table_20_Contents">
      <style:paragraph-properties fo:text-align="center" style:justify-single-word="false"/>
      <style:text-properties style:font-name="arial" officeooo:rsid="004367b8" officeooo:paragraph-rsid="0048114f"/>
    </style:style>
    <style:style style:name="P62" style:family="paragraph" style:parent-style-name="Table_20_Contents">
      <style:paragraph-properties fo:text-align="center" style:justify-single-word="false"/>
      <style:text-properties style:font-name="arial" officeooo:rsid="004367b8" officeooo:paragraph-rsid="004b1031"/>
    </style:style>
    <style:style style:name="P63" style:family="paragraph" style:parent-style-name="Table_20_Contents">
      <style:paragraph-properties fo:text-align="center" style:justify-single-word="false"/>
      <style:text-properties style:font-name="arial" officeooo:rsid="004367b8" officeooo:paragraph-rsid="004d2313"/>
    </style:style>
    <style:style style:name="P64" style:family="paragraph" style:parent-style-name="Table_20_Contents">
      <style:paragraph-properties fo:text-align="center" style:justify-single-word="false"/>
      <style:text-properties style:font-name="arial" officeooo:rsid="004367b8" officeooo:paragraph-rsid="004f927f"/>
    </style:style>
    <style:style style:name="P65" style:family="paragraph" style:parent-style-name="Table_20_Contents">
      <style:paragraph-properties fo:text-align="center" style:justify-single-word="false"/>
      <style:text-properties style:font-name="arial" officeooo:rsid="004367b8" officeooo:paragraph-rsid="0051267e"/>
    </style:style>
    <style:style style:name="P66" style:family="paragraph" style:parent-style-name="Table_20_Contents">
      <style:paragraph-properties fo:text-align="center" style:justify-single-word="false"/>
      <style:text-properties style:font-name="arial" officeooo:rsid="00459b35" officeooo:paragraph-rsid="00459b35"/>
    </style:style>
    <style:style style:name="P67" style:family="paragraph" style:parent-style-name="Table_20_Contents">
      <style:paragraph-properties fo:text-align="center" style:justify-single-word="false"/>
      <style:text-properties style:font-name="arial" officeooo:rsid="00459b35" officeooo:paragraph-rsid="0048114f"/>
    </style:style>
    <style:style style:name="P68" style:family="paragraph" style:parent-style-name="Table_20_Contents">
      <style:paragraph-properties fo:text-align="center" style:justify-single-word="false"/>
      <style:text-properties style:font-name="arial" officeooo:rsid="00459b35" officeooo:paragraph-rsid="004d2313"/>
    </style:style>
    <style:style style:name="P69" style:family="paragraph" style:parent-style-name="Table_20_Contents">
      <style:paragraph-properties fo:text-align="center" style:justify-single-word="false"/>
      <style:text-properties style:font-name="arial" officeooo:rsid="00459b35" officeooo:paragraph-rsid="004f927f"/>
    </style:style>
    <style:style style:name="P70" style:family="paragraph" style:parent-style-name="Table_20_Contents">
      <style:paragraph-properties fo:text-align="center" style:justify-single-word="false"/>
      <style:text-properties style:font-name="arial" officeooo:rsid="00459b35" officeooo:paragraph-rsid="0051267e"/>
    </style:style>
    <style:style style:name="P71" style:family="paragraph" style:parent-style-name="Table_20_Contents">
      <style:paragraph-properties fo:text-align="center" style:justify-single-word="false"/>
      <style:text-properties style:font-name="arial" officeooo:rsid="00473120" officeooo:paragraph-rsid="00473120"/>
    </style:style>
    <style:style style:name="P72" style:family="paragraph" style:parent-style-name="Table_20_Contents">
      <style:paragraph-properties fo:text-align="center" style:justify-single-word="false"/>
      <style:text-properties style:font-name="arial" officeooo:rsid="00473120" officeooo:paragraph-rsid="0048114f"/>
    </style:style>
    <style:style style:name="P73" style:family="paragraph" style:parent-style-name="Table_20_Contents">
      <style:paragraph-properties fo:text-align="center" style:justify-single-word="false"/>
      <style:text-properties style:font-name="arial" officeooo:rsid="00473120" officeooo:paragraph-rsid="004d2313"/>
    </style:style>
    <style:style style:name="P74" style:family="paragraph" style:parent-style-name="Table_20_Contents">
      <style:paragraph-properties fo:text-align="center" style:justify-single-word="false"/>
      <style:text-properties style:font-name="arial" officeooo:rsid="00473120" officeooo:paragraph-rsid="004f927f"/>
    </style:style>
    <style:style style:name="P75" style:family="paragraph" style:parent-style-name="Table_20_Contents">
      <style:paragraph-properties fo:text-align="center" style:justify-single-word="false"/>
      <style:text-properties style:font-name="arial" officeooo:rsid="00473120" officeooo:paragraph-rsid="0051267e"/>
    </style:style>
    <style:style style:name="P76" style:family="paragraph" style:parent-style-name="Table_20_Contents">
      <style:paragraph-properties fo:text-align="center" style:justify-single-word="false"/>
      <style:text-properties style:font-name="arial" officeooo:rsid="0048114f" officeooo:paragraph-rsid="0048114f"/>
    </style:style>
    <style:style style:name="P77" style:family="paragraph" style:parent-style-name="Table_20_Contents">
      <style:paragraph-properties fo:text-align="center" style:justify-single-word="false"/>
      <style:text-properties style:font-name="arial" officeooo:rsid="0048114f" officeooo:paragraph-rsid="004d2313"/>
    </style:style>
    <style:style style:name="P78" style:family="paragraph" style:parent-style-name="Table_20_Contents">
      <style:paragraph-properties fo:text-align="center" style:justify-single-word="false"/>
      <style:text-properties style:font-name="arial" officeooo:rsid="0048114f" officeooo:paragraph-rsid="004f927f"/>
    </style:style>
    <style:style style:name="P79" style:family="paragraph" style:parent-style-name="Table_20_Contents">
      <style:paragraph-properties fo:text-align="center" style:justify-single-word="false"/>
      <style:text-properties style:font-name="arial" officeooo:rsid="004b1031" officeooo:paragraph-rsid="004b1031"/>
    </style:style>
    <style:style style:name="P80" style:family="paragraph" style:parent-style-name="Table_20_Contents">
      <style:paragraph-properties fo:text-align="center" style:justify-single-word="false"/>
      <style:text-properties style:font-name="arial" officeooo:rsid="004b1031" officeooo:paragraph-rsid="004d2313"/>
    </style:style>
    <style:style style:name="P81" style:family="paragraph" style:parent-style-name="Table_20_Contents">
      <style:paragraph-properties fo:text-align="center" style:justify-single-word="false"/>
      <style:text-properties style:font-name="arial" officeooo:rsid="004eab9a" officeooo:paragraph-rsid="004eab9a"/>
    </style:style>
    <style:style style:name="P82" style:family="paragraph" style:parent-style-name="Table_20_Contents">
      <style:paragraph-properties fo:text-align="center" style:justify-single-word="false"/>
      <style:text-properties style:font-name="arial" officeooo:rsid="004f927f" officeooo:paragraph-rsid="004f927f"/>
    </style:style>
    <style:style style:name="P83" style:family="paragraph" style:parent-style-name="Table_20_Contents">
      <style:paragraph-properties fo:text-align="center" style:justify-single-word="false"/>
      <style:text-properties style:font-name="arial" officeooo:rsid="004f927f" officeooo:paragraph-rsid="0051267e"/>
    </style:style>
    <style:style style:name="P84" style:family="paragraph" style:parent-style-name="Table_20_Contents">
      <style:paragraph-properties fo:text-align="center" style:justify-single-word="false"/>
      <style:text-properties style:font-name="arial" officeooo:rsid="00512286" officeooo:paragraph-rsid="00512286"/>
    </style:style>
    <style:style style:name="P85" style:family="paragraph" style:parent-style-name="Table_20_Contents">
      <style:paragraph-properties fo:text-align="center" style:justify-single-word="false"/>
      <style:text-properties style:font-name="arial" officeooo:rsid="0051267e" officeooo:paragraph-rsid="0051267e"/>
    </style:style>
    <style:style style:name="P86" style:family="paragraph" style:parent-style-name="Table_20_Contents">
      <style:text-properties officeooo:rsid="0054cd81" officeooo:paragraph-rsid="0054cd81"/>
    </style:style>
    <style:style style:name="P87" style:family="paragraph" style:parent-style-name="Table_20_Contents">
      <style:text-properties officeooo:rsid="0054cd81" officeooo:paragraph-rsid="0054e808"/>
    </style:style>
    <style:style style:name="P88" style:family="paragraph" style:parent-style-name="Table_20_Contents">
      <style:text-properties officeooo:rsid="0054cd81" officeooo:paragraph-rsid="0055a03c"/>
    </style:style>
    <style:style style:name="P89" style:family="paragraph" style:parent-style-name="Text_20_body">
      <style:text-properties style:font-name="arial" officeooo:rsid="001c5b5a" officeooo:paragraph-rsid="001ace6b"/>
    </style:style>
    <style:style style:name="P90" style:family="paragraph" style:parent-style-name="Text_20_body">
      <style:text-properties style:font-name="arial" officeooo:rsid="001c5b5a" officeooo:paragraph-rsid="001e118c"/>
    </style:style>
    <style:style style:name="P91" style:family="paragraph" style:parent-style-name="Text_20_body">
      <style:text-properties style:font-name="arial" fo:font-weight="bold" officeooo:rsid="001c5b5a" officeooo:paragraph-rsid="001e118c" style:font-weight-asian="bold" style:font-weight-complex="bold"/>
    </style:style>
    <style:style style:name="P92" style:family="paragraph" style:parent-style-name="Text_20_body">
      <style:text-properties style:font-name="arial" fo:font-size="14pt" officeooo:paragraph-rsid="00580582" style:font-name-asian="Nimbus Sans" style:font-size-asian="14pt" style:font-name-complex="Nimbus Sans" style:font-size-complex="14pt"/>
    </style:style>
    <style:style style:name="P93" style:family="paragraph" style:parent-style-name="Text_20_body">
      <style:text-properties fo:font-weight="normal" officeooo:rsid="0054e808" officeooo:paragraph-rsid="005bfd16" style:font-weight-asian="normal" style:font-weight-complex="normal"/>
    </style:style>
    <style:style style:name="P94" style:family="paragraph" style:parent-style-name="Text_20_body" style:list-style-name="L2">
      <style:text-properties fo:font-weight="normal" officeooo:rsid="005df5a7" officeooo:paragraph-rsid="005df5a7" style:font-weight-asian="normal" style:font-weight-complex="normal"/>
    </style:style>
    <style:style style:name="P95" style:family="paragraph" style:parent-style-name="Text_20_body" style:list-style-name="L3">
      <style:text-properties fo:font-weight="normal" officeooo:rsid="005df5a7" officeooo:paragraph-rsid="00662104" style:font-weight-asian="normal" style:font-weight-complex="normal"/>
    </style:style>
    <style:style style:name="P96" style:family="paragraph" style:parent-style-name="Text_20_body" style:list-style-name="L2">
      <style:text-properties fo:font-weight="normal" officeooo:rsid="005f80d7" officeooo:paragraph-rsid="005f80d7" style:font-weight-asian="normal" style:font-weight-complex="normal"/>
    </style:style>
    <style:style style:name="P97" style:family="paragraph" style:parent-style-name="Text_20_body" style:list-style-name="L3">
      <style:text-properties fo:font-weight="normal" officeooo:rsid="005f80d7" officeooo:paragraph-rsid="00662104" style:font-weight-asian="normal" style:font-weight-complex="normal"/>
    </style:style>
    <style:style style:name="P98" style:family="paragraph" style:parent-style-name="Text_20_body" style:list-style-name="L2">
      <style:text-properties fo:font-weight="normal" officeooo:rsid="00601601" officeooo:paragraph-rsid="00601601" style:font-weight-asian="normal" style:font-weight-complex="normal"/>
    </style:style>
    <style:style style:name="P99" style:family="paragraph" style:parent-style-name="Text_20_body" style:list-style-name="L3">
      <style:text-properties fo:font-weight="normal" officeooo:rsid="00601601" officeooo:paragraph-rsid="00662104" style:font-weight-asian="normal" style:font-weight-complex="normal"/>
    </style:style>
    <style:style style:name="P100" style:family="paragraph" style:parent-style-name="Text_20_body" style:list-style-name="L3">
      <style:text-properties fo:font-weight="normal" officeooo:rsid="0068f2e0" officeooo:paragraph-rsid="0068f2e0" style:font-weight-asian="normal" style:font-weight-complex="normal"/>
    </style:style>
    <style:style style:name="P101" style:family="paragraph" style:parent-style-name="Text_20_body">
      <style:text-properties style:font-name="arial" fo:font-weight="normal" officeooo:rsid="0021b231" officeooo:paragraph-rsid="0021b231" style:font-weight-asian="normal" style:font-weight-complex="normal"/>
    </style:style>
    <style:style style:name="P102" style:family="paragraph" style:parent-style-name="Text_20_body">
      <style:text-properties style:font-name="arial" fo:font-weight="normal" officeooo:rsid="0023b2f5" officeooo:paragraph-rsid="0023b2f5" style:font-weight-asian="normal" style:font-weight-complex="normal"/>
    </style:style>
    <style:style style:name="P103" style:family="paragraph" style:parent-style-name="Text_20_body">
      <style:text-properties style:font-name="arial" officeooo:rsid="001fb631" officeooo:paragraph-rsid="0021b231"/>
    </style:style>
    <style:style style:name="P104" style:family="paragraph" style:parent-style-name="Text_20_body">
      <style:text-properties style:font-name="arial" officeooo:rsid="001fb631" officeooo:paragraph-rsid="00252edc"/>
    </style:style>
    <style:style style:name="P105" style:family="paragraph" style:parent-style-name="Text_20_body">
      <style:text-properties style:font-name="arial" officeooo:rsid="0023b2f5" officeooo:paragraph-rsid="0023b2f5"/>
    </style:style>
    <style:style style:name="P106" style:family="paragraph" style:parent-style-name="Text_20_body">
      <style:text-properties style:font-name="arial" fo:font-size="12pt" fo:font-style="normal" fo:font-weight="bold" officeooo:rsid="0029be8f" officeooo:paragraph-rsid="0029be8f" style:font-size-asian="12pt" style:font-style-asian="normal" style:font-weight-asian="bold" style:font-size-complex="12pt" style:font-style-complex="normal" style:font-weight-complex="bold"/>
    </style:style>
    <style:style style:name="P107" style:family="paragraph" style:parent-style-name="Text_20_body">
      <style:text-properties style:font-name="arial" fo:font-size="12pt" fo:font-style="normal" fo:font-weight="bold" officeooo:rsid="0029be8f" officeooo:paragraph-rsid="002a0717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Text_20_body">
      <style:text-properties style:font-name="arial" fo:font-size="12pt" fo:font-style="normal" fo:font-weight="bold" officeooo:rsid="002a5622" officeooo:paragraph-rsid="002a5622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Text_20_body">
      <style:text-properties style:font-name="arial" fo:font-size="12pt" fo:font-style="normal" fo:font-weight="bold" officeooo:rsid="002a5622" officeooo:paragraph-rsid="002cce4f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Text_20_body">
      <style:text-properties style:font-name="arial" fo:font-size="12pt" fo:font-style="normal" fo:font-weight="bold" officeooo:rsid="002bf7c5" officeooo:paragraph-rsid="002bf7c5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Text_20_body">
      <style:text-properties style:font-name="arial" fo:font-size="12pt" fo:font-style="normal" fo:font-weight="bold" officeooo:rsid="002bf7c5" officeooo:paragraph-rsid="002cce4f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Text_20_body">
      <style:text-properties style:font-name="arial" fo:font-size="12pt" fo:font-style="normal" fo:font-weight="bold" officeooo:rsid="002bf7c5" officeooo:paragraph-rsid="0035658d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Text_20_body">
      <style:text-properties style:font-name="arial" fo:font-size="12pt" fo:font-style="normal" fo:font-weight="bold" officeooo:rsid="002ddd57" officeooo:paragraph-rsid="002ddd57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Text_20_body">
      <style:text-properties style:font-name="arial" fo:font-size="12pt" fo:font-style="normal" fo:font-weight="bold" officeooo:rsid="002ddd57" officeooo:paragraph-rsid="0035658d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Text_20_body">
      <style:text-properties style:font-name="arial" fo:font-size="12pt" fo:font-style="normal" fo:font-weight="bold" officeooo:rsid="00380189" officeooo:paragraph-rsid="00380189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Text_20_body">
      <style:text-properties style:font-name="arial" fo:font-size="12pt" fo:font-style="normal" fo:font-weight="bold" officeooo:rsid="0035658d" officeooo:paragraph-rsid="0035658d" style:font-name-asian="Nimbus Sans" style:font-size-asian="12pt" style:font-style-asian="normal" style:font-weight-asian="bold" style:font-name-complex="Nimbus Sans" style:font-size-complex="12pt" style:font-style-complex="normal" style:font-weight-complex="bold"/>
    </style:style>
    <style:style style:name="P117" style:family="paragraph" style:parent-style-name="Text_20_body">
      <style:text-properties style:font-name="arial" fo:font-size="12pt" fo:font-style="normal" fo:font-weight="bold" officeooo:rsid="0035658d" officeooo:paragraph-rsid="00380189" style:font-name-asian="Nimbus Sans" style:font-size-asian="12pt" style:font-style-asian="normal" style:font-weight-asian="bold" style:font-name-complex="Nimbus Sans" style:font-size-complex="12pt" style:font-style-complex="normal" style:font-weight-complex="bold"/>
    </style:style>
    <style:style style:name="P118" style:family="paragraph" style:parent-style-name="Text_20_body">
      <style:text-properties style:font-name="arial" fo:font-size="12pt" fo:font-style="normal" fo:font-weight="normal" officeooo:rsid="0035658d" officeooo:paragraph-rsid="0035658d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Text_20_body">
      <style:text-properties officeooo:paragraph-rsid="002ddd57"/>
    </style:style>
    <style:style style:name="P120" style:family="paragraph" style:parent-style-name="Text_20_body">
      <style:text-properties officeooo:rsid="0031942c" officeooo:paragraph-rsid="0031942c"/>
    </style:style>
    <style:style style:name="P121" style:family="paragraph" style:parent-style-name="Text_20_body">
      <style:text-properties fo:font-weight="bold" officeooo:rsid="004192c2" officeooo:paragraph-rsid="0041c448" style:font-weight-asian="bold" style:font-weight-complex="bold"/>
    </style:style>
    <style:style style:name="P122" style:family="paragraph" style:parent-style-name="Text_20_body">
      <style:text-properties fo:font-weight="bold" officeooo:rsid="003e44f9" officeooo:paragraph-rsid="003e44f9" style:font-weight-asian="bold" style:font-weight-complex="bold"/>
    </style:style>
    <style:style style:name="P123" style:family="paragraph" style:parent-style-name="Text_20_body">
      <style:text-properties fo:font-weight="bold" officeooo:rsid="004303d6" officeooo:paragraph-rsid="004367b8" style:font-weight-asian="bold" style:font-weight-complex="bold"/>
    </style:style>
    <style:style style:name="P124" style:family="paragraph" style:parent-style-name="Text_20_body">
      <style:text-properties fo:font-weight="bold" officeooo:rsid="004303d6" officeooo:paragraph-rsid="0043f879" style:font-weight-asian="bold" style:font-weight-complex="bold"/>
    </style:style>
    <style:style style:name="P125" style:family="paragraph" style:parent-style-name="Text_20_body">
      <style:text-properties fo:font-weight="bold" officeooo:rsid="0043f879" officeooo:paragraph-rsid="0043f879" style:font-weight-asian="bold" style:font-weight-complex="bold"/>
    </style:style>
    <style:style style:name="P126" style:family="paragraph" style:parent-style-name="Text_20_body">
      <style:text-properties fo:font-weight="bold" officeooo:paragraph-rsid="004b1031" style:font-weight-asian="bold" style:font-weight-complex="bold"/>
    </style:style>
    <style:style style:name="P127" style:family="paragraph" style:parent-style-name="Text_20_body">
      <style:text-properties fo:font-weight="bold" officeooo:rsid="0052d4f6" officeooo:paragraph-rsid="0052d4f6" style:font-weight-asian="bold" style:font-weight-complex="bold"/>
    </style:style>
    <style:style style:name="P128" style:family="paragraph" style:parent-style-name="Text_20_body">
      <style:text-properties fo:font-weight="bold" officeooo:rsid="0054cd81" officeooo:paragraph-rsid="0054cd81" style:font-weight-asian="bold" style:font-weight-complex="bold"/>
    </style:style>
    <style:style style:name="P129" style:family="paragraph" style:parent-style-name="Text_20_body">
      <style:text-properties fo:font-weight="bold" officeooo:rsid="0054e808" officeooo:paragraph-rsid="005bfd16" style:font-weight-asian="bold" style:font-weight-complex="bold"/>
    </style:style>
    <style:style style:name="P130" style:family="paragraph" style:parent-style-name="Text_20_body">
      <style:text-properties fo:font-weight="bold" officeooo:rsid="005df5a7" officeooo:paragraph-rsid="005df5a7" style:font-weight-asian="bold" style:font-weight-complex="bold"/>
    </style:style>
    <style:style style:name="P131" style:family="paragraph" style:parent-style-name="Text_20_body">
      <style:text-properties fo:font-weight="bold" officeooo:rsid="005df5a7" officeooo:paragraph-rsid="00662104" style:font-weight-asian="bold" style:font-weight-complex="bold"/>
    </style:style>
    <style:style style:name="P132" style:family="paragraph" style:parent-style-name="Text_20_body">
      <style:text-properties fo:font-weight="bold" officeooo:rsid="00609fcf" officeooo:paragraph-rsid="00609fcf" style:font-weight-asian="bold" style:font-weight-complex="bold"/>
    </style:style>
    <style:style style:name="P133" style:family="paragraph" style:parent-style-name="Text_20_body">
      <style:text-properties fo:font-weight="bold" officeooo:rsid="00609fcf" officeooo:paragraph-rsid="00662104" style:font-weight-asian="bold" style:font-weight-complex="bold"/>
    </style:style>
    <style:style style:name="P134" style:family="paragraph" style:parent-style-name="Text_20_body">
      <style:text-properties fo:font-weight="bold" officeooo:rsid="00609fcf" officeooo:paragraph-rsid="006f9231" style:font-weight-asian="bold" style:font-weight-complex="bold"/>
    </style:style>
    <style:style style:name="P135" style:family="paragraph" style:parent-style-name="Text_20_body">
      <style:text-properties fo:font-weight="bold" officeooo:rsid="0063dcc7" officeooo:paragraph-rsid="0063dcc7" style:font-weight-asian="bold" style:font-weight-complex="bold"/>
    </style:style>
    <style:style style:name="P136" style:family="paragraph" style:parent-style-name="Text_20_body">
      <style:text-properties fo:font-weight="bold" officeooo:rsid="00649997" officeooo:paragraph-rsid="00649997" style:font-weight-asian="bold" style:font-weight-complex="bold"/>
    </style:style>
    <style:style style:name="P137" style:family="paragraph" style:parent-style-name="Text_20_body">
      <style:text-properties fo:font-weight="bold" officeooo:rsid="00716402" officeooo:paragraph-rsid="00716402" style:font-weight-asian="bold" style:font-weight-complex="bold"/>
    </style:style>
    <style:style style:name="P138" style:family="paragraph" style:parent-style-name="Text_20_body">
      <style:text-properties fo:font-weight="bold" officeooo:rsid="0071eb6e" officeooo:paragraph-rsid="0071eb6e" style:font-weight-asian="bold" style:font-weight-complex="bold"/>
    </style:style>
    <style:style style:name="P139" style:family="paragraph" style:parent-style-name="Text_20_body">
      <style:text-properties officeooo:paragraph-rsid="0038fce9"/>
    </style:style>
    <style:style style:name="P140" style:family="paragraph" style:parent-style-name="Text_20_body">
      <style:text-properties officeooo:paragraph-rsid="003c4d4a"/>
    </style:style>
    <style:style style:name="P141" style:family="paragraph" style:parent-style-name="Text_20_body" style:list-style-name="L1">
      <style:text-properties officeooo:rsid="003e44f9" officeooo:paragraph-rsid="003fe644"/>
    </style:style>
    <style:style style:name="P142" style:family="paragraph" style:parent-style-name="Text_20_body">
      <style:text-properties officeooo:rsid="004303d6" officeooo:paragraph-rsid="004303d6"/>
    </style:style>
    <style:style style:name="P143" style:family="paragraph" style:parent-style-name="Text_20_body">
      <style:text-properties officeooo:rsid="0071eb6e" officeooo:paragraph-rsid="0071eb6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152ca5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57164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6d547" style:text-blinking="false"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7164" style:font-weight-asian="normal" style:font-weight-complex="normal"/>
    </style:style>
    <style:style style:name="T11" style:family="text">
      <style:text-properties fo:font-weight="normal" officeooo:rsid="001ace6b" style:font-weight-asian="normal" style:font-weight-complex="normal"/>
    </style:style>
    <style:style style:name="T12" style:family="text">
      <style:text-properties fo:font-weight="normal" officeooo:rsid="001b3998" style:font-weight-asian="normal" style:font-weight-complex="normal"/>
    </style:style>
    <style:style style:name="T13" style:family="text">
      <style:text-properties fo:font-weight="normal" officeooo:rsid="001b4b1e" style:font-weight-asian="normal" style:font-weight-complex="normal"/>
    </style:style>
    <style:style style:name="T14" style:family="text">
      <style:text-properties fo:font-weight="normal" officeooo:rsid="0021b231" style:font-weight-asian="normal" style:font-weight-complex="normal"/>
    </style:style>
    <style:style style:name="T15" style:family="text">
      <style:text-properties fo:font-weight="normal" officeooo:rsid="002cce4f" style:font-weight-asian="normal" style:font-weight-complex="normal"/>
    </style:style>
    <style:style style:name="T16" style:family="text">
      <style:text-properties fo:font-weight="normal" officeooo:rsid="002bf7c5" style:font-weight-asian="normal" style:font-weight-complex="normal"/>
    </style:style>
    <style:style style:name="T17" style:family="text">
      <style:text-properties fo:font-weight="normal" officeooo:rsid="0041c448" style:font-weight-asian="normal" style:font-weight-complex="normal"/>
    </style:style>
    <style:style style:name="T18" style:family="text">
      <style:text-properties fo:font-weight="normal" officeooo:rsid="00619093" style:font-weight-asian="normal" style:font-weight-complex="normal"/>
    </style:style>
    <style:style style:name="T19" style:family="text">
      <style:text-properties fo:font-weight="normal" officeooo:rsid="00651f0b" style:font-weight-asian="normal" style:font-weight-complex="normal"/>
    </style:style>
    <style:style style:name="T20" style:family="text">
      <style:text-properties fo:font-weight="normal" officeooo:rsid="00662104" style:font-weight-asian="normal" style:font-weight-complex="normal"/>
    </style:style>
    <style:style style:name="T21" style:family="text">
      <style:text-properties fo:font-weight="normal" officeooo:rsid="006c671d" style:font-weight-asian="normal" style:font-weight-complex="normal"/>
    </style:style>
    <style:style style:name="T22" style:family="text">
      <style:text-properties fo:font-weight="normal" officeooo:rsid="006f6c27" style:font-weight-asian="normal" style:font-weight-complex="normal"/>
    </style:style>
    <style:style style:name="T23" style:family="text">
      <style:text-properties fo:font-weight="normal" officeooo:rsid="00716402" style:font-weight-asian="normal" style:font-weight-complex="normal"/>
    </style:style>
    <style:style style:name="T24" style:family="text">
      <style:text-properties fo:font-weight="normal" style:font-name-asian="Nimbus Sans" style:font-weight-asian="normal" style:font-name-complex="Nimbus Sans" style:font-weight-complex="normal"/>
    </style:style>
    <style:style style:name="T25" style:family="text">
      <style:text-properties fo:font-weight="normal" officeooo:rsid="001ace6b" style:font-name-asian="Nimbus Sans" style:font-weight-asian="normal" style:font-name-complex="Nimbus Sans" style:font-weight-complex="normal"/>
    </style:style>
    <style:style style:name="T26" style:family="text">
      <style:text-properties fo:font-weight="normal" officeooo:rsid="002a0717" style:font-name-asian="Nimbus Sans" style:font-weight-asian="normal" style:font-name-complex="Nimbus Sans" style:font-weight-complex="normal"/>
    </style:style>
    <style:style style:name="T27" style:family="text">
      <style:text-properties fo:font-weight="normal" officeooo:rsid="002b06ec" style:font-name-asian="Nimbus Sans" style:font-weight-asian="normal" style:font-name-complex="Nimbus Sans" style:font-weight-complex="normal"/>
    </style:style>
    <style:style style:name="T28" style:family="text">
      <style:text-properties fo:font-weight="normal" officeooo:rsid="002bf7c5" style:font-name-asian="Nimbus Sans" style:font-weight-asian="normal" style:font-name-complex="Nimbus Sans" style:font-weight-complex="normal"/>
    </style:style>
    <style:style style:name="T29" style:family="text">
      <style:text-properties fo:font-weight="normal" officeooo:rsid="002cce4f" style:font-name-asian="Nimbus Sans" style:font-weight-asian="normal" style:font-name-complex="Nimbus Sans" style:font-weight-complex="normal"/>
    </style:style>
    <style:style style:name="T30" style:family="text">
      <style:text-properties fo:font-weight="normal" officeooo:rsid="002ddd57" style:font-name-asian="Nimbus Sans" style:font-weight-asian="normal" style:font-name-complex="Nimbus Sans" style:font-weight-complex="normal"/>
    </style:style>
    <style:style style:name="T31" style:family="text">
      <style:text-properties fo:font-weight="normal" officeooo:rsid="00317710" style:font-name-asian="Nimbus Sans" style:font-weight-asian="normal" style:font-name-complex="Nimbus Sans" style:font-weight-complex="normal"/>
    </style:style>
    <style:style style:name="T32" style:family="text">
      <style:text-properties fo:font-weight="normal" officeooo:rsid="002bf7c5" fo:background-color="#ff0000" loext:char-shading-value="0" style:font-name-asian="Nimbus Sans" style:font-weight-asian="normal" style:font-name-complex="Nimbus Sans" style:font-weight-complex="normal"/>
    </style:style>
    <style:style style:name="T33" style:family="text">
      <style:text-properties fo:font-weight="normal" officeooo:rsid="002cce4f" fo:background-color="#ff0000" loext:char-shading-value="0" style:font-name-asian="Nimbus Sans" style:font-weight-asian="normal" style:font-name-complex="Nimbus Sans" style:font-weight-complex="normal"/>
    </style:style>
    <style:style style:name="T34" style:family="text">
      <style:text-properties fo:font-weight="normal" fo:background-color="#ff0000" loext:char-shading-value="0" style:font-name-asian="Nimbus Sans" style:font-weight-asian="normal" style:font-name-complex="Nimbus Sans" style:font-weight-complex="normal"/>
    </style:style>
    <style:style style:name="T35" style:family="text">
      <style:text-properties fo:font-weight="normal" officeooo:rsid="002ddd57" fo:background-color="#ff0000" loext:char-shading-value="0" style:font-name-asian="Nimbus Sans" style:font-weight-asian="normal" style:font-name-complex="Nimbus Sans" style:font-weight-complex="normal"/>
    </style:style>
    <style:style style:name="T36" style:family="text">
      <style:text-properties fo:font-weight="normal" fo:background-color="#ff0000" loext:char-shading-value="0" style:font-weight-asian="normal" style:font-weight-complex="normal"/>
    </style:style>
    <style:style style:name="T37" style:family="text">
      <style:text-properties fo:font-weight="normal" officeooo:rsid="002cce4f" fo:background-color="#6b5e9b" loext:char-shading-value="0" style:font-name-asian="Nimbus Sans" style:font-weight-asian="normal" style:font-name-complex="Nimbus Sans" style:font-weight-complex="normal"/>
    </style:style>
    <style:style style:name="T38" style:family="text">
      <style:text-properties fo:font-weight="normal" officeooo:rsid="002ddd57" fo:background-color="#6b5e9b" loext:char-shading-value="0" style:font-name-asian="Nimbus Sans" style:font-weight-asian="normal" style:font-name-complex="Nimbus Sans" style:font-weight-complex="normal"/>
    </style:style>
    <style:style style:name="T39" style:family="text">
      <style:text-properties fo:font-weight="normal" fo:background-color="#6b5e9b" loext:char-shading-value="0" style:font-weight-asian="normal" style:font-weight-complex="normal"/>
    </style:style>
    <style:style style:name="T40" style:family="text">
      <style:text-properties fo:font-weight="normal" officeooo:rsid="002cce4f" fo:background-color="#3faf46" loext:char-shading-value="0" style:font-name-asian="Nimbus Sans" style:font-weight-asian="normal" style:font-name-complex="Nimbus Sans" style:font-weight-complex="normal"/>
    </style:style>
    <style:style style:name="T41" style:family="text">
      <style:text-properties fo:font-weight="normal" fo:background-color="#3faf46" loext:char-shading-value="0" style:font-name-asian="Nimbus Sans" style:font-weight-asian="normal" style:font-name-complex="Nimbus Sans" style:font-weight-complex="normal"/>
    </style:style>
    <style:style style:name="T42" style:family="text">
      <style:text-properties fo:font-weight="normal" fo:background-color="#3faf46" loext:char-shading-value="0" style:font-weight-asian="normal" style:font-weight-complex="normal"/>
    </style:style>
    <style:style style:name="T43" style:family="text">
      <style:text-properties fo:font-weight="normal" officeooo:rsid="002cce4f" fo:background-color="transparent" loext:char-shading-value="0" style:font-name-asian="Nimbus Sans" style:font-weight-asian="normal" style:font-name-complex="Nimbus Sans" style:font-weight-complex="normal"/>
    </style:style>
    <style:style style:name="T44" style:family="text">
      <style:text-properties fo:font-weight="normal" officeooo:rsid="002ddd57" fo:background-color="#383d3c" loext:char-shading-value="0" style:font-name-asian="Nimbus Sans" style:font-weight-asian="normal" style:font-name-complex="Nimbus Sans" style:font-weight-complex="normal"/>
    </style:style>
    <style:style style:name="T45" style:family="text">
      <style:text-properties fo:font-weight="normal" officeooo:rsid="002eaf38" fo:background-color="#383d3c" loext:char-shading-value="0" style:font-name-asian="Nimbus Sans" style:font-weight-asian="normal" style:font-name-complex="Nimbus Sans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157164" style:font-weight-asian="bold" style:font-weight-complex="bold"/>
    </style:style>
    <style:style style:name="T48" style:family="text">
      <style:text-properties fo:font-weight="bold" officeooo:rsid="0021b231" style:font-weight-asian="bold" style:font-weight-complex="bold"/>
    </style:style>
    <style:style style:name="T49" style:family="text">
      <style:text-properties fo:font-weight="bold" officeooo:rsid="0023b2f5" style:font-weight-asian="bold" style:font-weight-complex="bold"/>
    </style:style>
    <style:style style:name="T50" style:family="text">
      <style:text-properties fo:font-weight="bold" officeooo:rsid="004192c2" style:font-weight-asian="bold" style:font-weight-complex="bold"/>
    </style:style>
    <style:style style:name="T51" style:family="text">
      <style:text-properties fo:font-weight="bold" officeooo:rsid="003c4d4a" style:font-weight-asian="bold" style:font-weight-complex="bold"/>
    </style:style>
    <style:style style:name="T52" style:family="text">
      <style:text-properties officeooo:rsid="00157164"/>
    </style:style>
    <style:style style:name="T53" style:family="text">
      <style:text-properties fo:font-size="18pt" style:font-name-asian="Nimbus Sans" style:font-size-asian="18pt" style:font-name-complex="Nimbus Sans" style:font-size-complex="18pt"/>
    </style:style>
    <style:style style:name="T54" style:family="text">
      <style:text-properties fo:font-size="18pt" officeooo:rsid="001ace6b" style:font-name-asian="Nimbus Sans" style:font-size-asian="18pt" style:font-name-complex="Nimbus Sans" style:font-size-complex="18pt"/>
    </style:style>
    <style:style style:name="T55" style:family="text">
      <style:text-properties fo:font-size="18pt" officeooo:rsid="002707bd" style:font-name-asian="Nimbus Sans" style:font-size-asian="18pt" style:font-name-complex="Nimbus Sans" style:font-size-complex="18pt"/>
    </style:style>
    <style:style style:name="T56" style:family="text">
      <style:text-properties fo:font-size="18pt" officeooo:rsid="003e4212" style:font-name-asian="Nimbus Sans" style:font-size-asian="18pt" style:font-name-complex="Nimbus Sans" style:font-size-complex="18pt"/>
    </style:style>
    <style:style style:name="T57" style:family="text">
      <style:text-properties fo:font-size="18pt" officeooo:rsid="004d2313" style:font-name-asian="Nimbus Sans" style:font-size-asian="18pt" style:font-name-complex="Nimbus Sans" style:font-size-complex="18pt"/>
    </style:style>
    <style:style style:name="T58" style:family="text">
      <style:text-properties fo:font-size="18pt" officeooo:rsid="00580582" style:font-name-asian="Nimbus Sans" style:font-size-asian="18pt" style:font-name-complex="Nimbus Sans" style:font-size-complex="18pt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style:font-name="arial"/>
    </style:style>
    <style:style style:name="T61" style:family="text">
      <style:text-properties style:font-name="arial" officeooo:rsid="001c5b5a"/>
    </style:style>
    <style:style style:name="T62" style:family="text">
      <style:text-properties style:font-name="arial" fo:font-weight="bold" style:font-weight-asian="bold" style:font-weight-complex="bold"/>
    </style:style>
    <style:style style:name="T63" style:family="text">
      <style:text-properties style:font-name="arial" fo:font-weight="bold" officeooo:rsid="001e6bbc" style:font-weight-asian="bold" style:font-weight-complex="bold"/>
    </style:style>
    <style:style style:name="T64" style:family="text">
      <style:text-properties style:font-name="arial" fo:font-weight="bold" officeooo:rsid="001c5b5a" style:font-weight-asian="bold" style:font-weight-complex="bold"/>
    </style:style>
    <style:style style:name="T65" style:family="text">
      <style:text-properties style:font-name="arial" fo:font-weight="normal" officeooo:rsid="001fb631" style:font-weight-asian="normal" style:font-weight-complex="normal"/>
    </style:style>
    <style:style style:name="T66" style:family="text">
      <style:text-properties style:font-name="arial" fo:font-weight="normal" officeooo:rsid="0021b231" style:font-weight-asian="normal" style:font-weight-complex="normal"/>
    </style:style>
    <style:style style:name="T67" style:family="text">
      <style:text-properties officeooo:rsid="0021b231"/>
    </style:style>
    <style:style style:name="T68" style:family="text">
      <style:text-properties officeooo:rsid="002707bd"/>
    </style:style>
    <style:style style:name="T69" style:family="text">
      <style:text-properties officeooo:rsid="002a0717"/>
    </style:style>
    <style:style style:name="T70" style:family="text">
      <style:text-properties style:font-name-asian="Nimbus Sans" style:font-name-complex="Nimbus Sans"/>
    </style:style>
    <style:style style:name="T71" style:family="text">
      <style:text-properties officeooo:rsid="002a0717" style:font-name-asian="Nimbus Sans" style:font-name-complex="Nimbus Sans"/>
    </style:style>
    <style:style style:name="T72" style:family="text">
      <style:text-properties officeooo:rsid="004f927f" style:font-name-asian="Nimbus Sans" style:font-name-complex="Nimbus Sans"/>
    </style:style>
    <style:style style:name="T73" style:family="text">
      <style:text-properties style:font-name="arial" fo:font-size="12pt" fo:font-style="normal" fo:font-weight="normal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74" style:family="text">
      <style:text-properties style:font-name="arial" fo:font-size="12pt" fo:font-style="normal" fo:font-weight="normal" officeooo:rsid="002ddd57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75" style:family="text">
      <style:text-properties style:font-name="arial" fo:font-size="12pt" fo:font-style="normal" fo:font-weight="normal" officeooo:rsid="002eaf38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76" style:family="text">
      <style:text-properties style:font-name="C059"/>
    </style:style>
    <style:style style:name="T77" style:family="text">
      <style:text-properties style:font-name="C059" style:font-name-asian="Nimbus Sans" style:font-name-complex="Nimbus Sans"/>
    </style:style>
    <style:style style:name="T78" style:family="text">
      <style:text-properties style:font-name="C059" officeooo:rsid="004d2313" style:font-name-asian="Nimbus Sans" style:font-name-complex="Nimbus Sans"/>
    </style:style>
    <style:style style:name="T79" style:family="text">
      <style:text-properties style:font-name="C059" officeooo:rsid="004f927f" style:font-name-asian="Nimbus Sans" style:font-name-complex="Nimbus Sans"/>
    </style:style>
    <style:style style:name="T80" style:family="text">
      <style:text-properties style:font-name="C059" officeooo:rsid="0051267e" style:font-name-asian="Nimbus Sans" style:font-name-complex="Nimbus Sans"/>
    </style:style>
    <style:style style:name="T81" style:family="text">
      <style:text-properties style:font-name="C059" fo:font-weight="normal" officeooo:rsid="002eaf38" fo:background-color="#383d3c" loext:char-shading-value="0" style:font-name-asian="Nimbus Sans" style:font-weight-asian="normal" style:font-name-complex="Nimbus Sans" style:font-weight-complex="normal"/>
    </style:style>
    <style:style style:name="T82" style:family="text">
      <style:text-properties style:font-name="C059" fo:font-size="12pt" fo:font-style="normal" fo:font-weight="normal" officeooo:rsid="002eaf38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83" style:family="text">
      <style:text-properties style:font-name="C059" officeooo:rsid="00413977"/>
    </style:style>
    <style:style style:name="T84" style:family="text">
      <style:text-properties style:font-name="C059" fo:font-weight="bold" officeooo:rsid="003c7433" style:font-weight-asian="bold" style:font-weight-complex="bold"/>
    </style:style>
    <style:style style:name="T85" style:family="text">
      <style:text-properties style:font-name="C059" officeooo:rsid="0051267e"/>
    </style:style>
    <style:style style:name="T86" style:family="text">
      <style:text-properties style:font-name="C059" officeooo:rsid="0054e808"/>
    </style:style>
    <style:style style:name="T87" style:family="text">
      <style:text-properties style:font-name="C059" style:text-underline-style="solid" style:text-underline-width="auto" style:text-underline-color="font-color" officeooo:rsid="0054e808"/>
    </style:style>
    <style:style style:name="T88" style:family="text">
      <style:text-properties style:font-name="C059" officeooo:rsid="006b2922"/>
    </style:style>
    <style:style style:name="T89" style:family="text">
      <style:text-properties officeooo:rsid="003c4d4a"/>
    </style:style>
    <style:style style:name="T90" style:family="text">
      <style:text-properties officeooo:rsid="003c7433"/>
    </style:style>
    <style:style style:name="T91" style:family="text">
      <style:text-properties style:font-name="Liberation Serif" style:font-name-asian="Liberation Serif" style:font-name-complex="Liberation Serif"/>
    </style:style>
    <style:style style:name="T92" style:family="text">
      <style:text-properties style:font-name="Liberation Serif" officeooo:rsid="00413977" style:font-name-asian="Liberation Serif" style:font-name-complex="Liberation Serif"/>
    </style:style>
    <style:style style:name="T93" style:family="text">
      <style:text-properties style:font-name="Liberation Serif" officeooo:rsid="0043f879" style:font-name-asian="Liberation Serif" style:font-name-complex="Liberation Serif"/>
    </style:style>
    <style:style style:name="T94" style:family="text">
      <style:text-properties style:font-name="Liberation Serif" officeooo:rsid="004d2313" style:font-name-asian="Liberation Serif" style:font-name-complex="Liberation Serif"/>
    </style:style>
    <style:style style:name="T95" style:family="text">
      <style:text-properties style:font-name="Liberation Serif" officeooo:rsid="004f927f" style:font-name-asian="Liberation Serif" style:font-name-complex="Liberation Serif"/>
    </style:style>
    <style:style style:name="T96" style:family="text">
      <style:text-properties style:font-name="Liberation Serif" officeooo:rsid="0051267e" style:font-name-asian="Liberation Serif" style:font-name-complex="Liberation Serif"/>
    </style:style>
    <style:style style:name="T97" style:family="text">
      <style:text-properties style:font-name="Liberation Serif" fo:font-weight="bold" officeooo:rsid="003c7433" style:font-name-asian="Liberation Serif" style:font-weight-asian="bold" style:font-name-complex="Liberation Serif" style:font-weight-complex="bold"/>
    </style:style>
    <style:style style:name="T98" style:family="text">
      <style:text-properties style:font-name="Liberation Serif1"/>
    </style:style>
    <style:style style:name="T99" style:family="text">
      <style:text-properties style:font-name="Liberation Serif1" style:font-name-asian="Nimbus Sans" style:font-name-complex="Nimbus Sans"/>
    </style:style>
    <style:style style:name="T100" style:family="text">
      <style:text-properties style:font-name="Liberation Serif1" officeooo:rsid="004d2313" style:font-name-asian="Nimbus Sans" style:font-name-complex="Nimbus Sans"/>
    </style:style>
    <style:style style:name="T101" style:family="text">
      <style:text-properties style:font-name="Liberation Serif1" fo:font-weight="bold" style:font-name-asian="Nimbus Sans" style:font-weight-asian="bold" style:font-name-complex="Nimbus Sans" style:font-weight-complex="bold"/>
    </style:style>
    <style:style style:name="T102" style:family="text">
      <style:text-properties style:font-name="Liberation Serif1" fo:font-weight="bold" officeooo:rsid="004d2313" style:font-name-asian="Nimbus Sans" style:font-weight-asian="bold" style:font-name-complex="Nimbus Sans" style:font-weight-complex="bold"/>
    </style:style>
    <style:style style:name="T103" style:family="text">
      <style:text-properties style:font-name="Liberation Serif1" officeooo:rsid="006b2922"/>
    </style:style>
    <style:style style:name="T104" style:family="text">
      <style:text-properties officeooo:rsid="003e4212"/>
    </style:style>
    <style:style style:name="T105" style:family="text">
      <style:text-properties officeooo:rsid="00413977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text-underline-style="solid" style:text-underline-width="auto" style:text-underline-color="font-color" officeooo:rsid="0054e808"/>
    </style:style>
    <style:style style:name="T10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0619093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06c671d" style:font-weight-asian="normal" style:font-weight-complex="normal"/>
    </style:style>
    <style:style style:name="T111" style:family="text">
      <style:text-properties officeooo:rsid="0054e808"/>
    </style:style>
    <style:style style:name="T112" style:family="text">
      <style:text-properties officeooo:rsid="0056dce4"/>
    </style:style>
    <style:style style:name="T113" style:family="text">
      <style:text-properties officeooo:rsid="005dc2dc"/>
    </style:style>
    <style:style style:name="T114" style:family="text">
      <style:text-properties officeooo:rsid="00609fcf"/>
    </style:style>
    <style:style style:name="T115" style:family="text">
      <style:text-properties officeooo:rsid="00662104"/>
    </style:style>
    <style:style style:name="T116" style:family="text">
      <style:text-properties officeooo:rsid="00688c8e"/>
    </style:style>
    <style:style style:name="T117" style:family="text">
      <style:text-properties officeooo:rsid="006994a1"/>
    </style:style>
    <style:style style:name="T118" style:family="text">
      <style:text-properties officeooo:rsid="006b2922"/>
    </style:style>
    <style:style style:name="T119" style:family="text">
      <style:text-properties officeooo:rsid="006f923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bookmark text:name="docs-internal-guid-b338db8b-7fff-6138-3c1e-4b94680c82e7"/>Lógica:</text:h>
      <text:p text:style-name="P27"><text:span text:style-name="T52">Dia</text:span>: 1</text:p>
      <text:h text:style-name="P35" text:outline-level="4">Tipus de Llenguatge</text:h>
      <text:p text:style-name="P8"><text:span text:style-name="T2">Llenguatges Naturals:</text:span><text:span text:style-name="T1"> </text:span><text:span text:style-name="T3">Llenguatge verbal desenvolupat per l'humà </text:span><text:span text:style-name="T4">la</text:span><text:span text:style-name="T3"> entrar en societat </text:span><text:span text:style-name="T4">per compendres entre si</text:span><text:span text:style-name="T3">.</text:span></text:p>
      <text:p text:style-name="P9"><text:span text:style-name="T3">Llenguatge Artificials: </text:span><text:span text:style-name="T6">Son llenguatges tecincs com parexemple els cientfifics diuen paraules de’el seu llenguatge propi. No pot substituir el natural.</text:span></text:p>
      <text:p text:style-name="P10"><text:span text:style-name="T3">Llenguatge Formal/Simbòlic:</text:span><text:span text:style-name="T6"> Un llenguatge que te un conjunt de sigles i regles concretes. Simbols ( x, y, z, 1, 2, 3, 4, 5, = , *, -), regles de formació (x=2y) i de transforjacio (1+2=2+1).</text:span></text:p>
      <text:p text:style-name="P12"><text:line-break/><text:span text:style-name="T52">Taula [</text:span></text:p>
      <text:p text:style-name="P13">Titol1 naturals {</text:p>
      <text:p text:style-name="P11">Llengües comunes:</text:p>
      <text:p text:style-name="P13"><text:tab/>Espanyol, Francès, Angles, Rus, Àrab</text:p>
      <text:p text:style-name="P13">}</text:p>
      <text:p text:style-name="P13">Titiol2 artificials{</text:p>
      <text:p text:style-name="P11">No formals:</text:p>
      <text:p text:style-name="P11"><text:tab/>Sistemes comicacó <text:span text:style-name="T9">{ Braile Morse Esperanto}</text:span></text:p>
      <text:p text:style-name="P14"><text:span text:style-name="T46"><text:tab/>Científics </text:span><text:span text:style-name="T9">{ Física, Quimíca, Medicina}</text:span></text:p>
      <text:p text:style-name="P14">}</text:p>
      <text:p text:style-name="P14">Titiol3 formals<text:span text:style-name="T52">{</text:span></text:p>
      <text:p text:style-name="P14"><text:span text:style-name="T52"><text:tab/></text:span><text:span text:style-name="T47">Científics </text:span><text:span text:style-name="T10">{ Matemàtiques, Lòginca}</text:span></text:p>
      <text:p text:style-name="P7">}</text:p>
      <text:p text:style-name="P7">]</text:p>
      <text:h text:style-name="Heading_20_3" text:outline-level="3"><text:bookmark text:name="docs-internal-guid-5baa2f21-7fff-37ce-649b-69e5d96c5597"/>Què és la lògica?</text:h>
      <text:p text:style-name="P3">Branca de la filosofia que s'ocupa d'analitzar l'estructura dels nostres raonaments. La lògica tracta sobre la validesa dels nostres raonaments.</text:p>
      <text:p text:style-name="P2"><text:span text:style-name="T5">Es un llenguatge d’afirmacions que busca coherència i exactitud. </text:span><text:span text:style-name="T7">El que aconsegueix gracies a l’analizi de l’us representatiu del llenguatge (amb el que desctivim com és la realitat). Aixo ho fa amb l’us de proposicions (oracions que formen/</text:span><text:span text:style-name="T8">expresen</text:span><text:span text:style-name="T7"> el contingut d’un enunciat ). </text:span></text:p>
      <text:p text:style-name="P15"><text:span text:style-name="T7">L</text:span><text:span text:style-name="T5">a lòginca estudia el procés mental per arribar a una conclusio des d’uns enunciats i siguin veritat. </text:span></text:p>
      <text:p text:style-name="P5"><text:soft-page-break/><text:span text:style-name="T53">Dia: 2</text:span></text:p>
      <text:h text:style-name="P36" text:outline-level="4">Què és una proposocio?</text:h>
      <text:p text:style-name="P4">Proposició o Enunciat és el contingut d'una frase que afirma o nega quelcom. Es caracteriza pel fet de ser Veritable o Falsa.</text:p>
      <text:p text:style-name="P16">Totes los proposicions son oracions (unes paraules encadenades que tenen un sentit juntes, que ens diu que algo s’afirma o es nega). <text:span text:style-name="T46">No totes les oracions son preposicions</text:span></text:p>
      <text:p text:style-name="P17">Primer s’ha de diferenciar entre proposicions afirmatives i negatives i de universals i particulars.</text:p>
      <text:p text:style-name="P18"><text:span text:style-name="T46">Intencio:</text:span> </text:p>
      <text:p text:style-name="P25"><text:tab/>Afirmacio/Negacio</text:p>
      <text:p text:style-name="P25"><text:tab/>Qualitat</text:p>
      <text:p text:style-name="P25"/>
      <text:p text:style-name="P19"><text:span text:style-name="T9"><text:tab/>Allò que podem </text:span>afirmar o negar<text:span text:style-name="T9"> d’un enunciat es una proposició.</text:span></text:p>
      <text:p text:style-name="P19"><text:span text:style-name="T9"><text:tab/><text:tab/></text:span>Proposicicó <text:span text:style-name="T59">afiramativa universal</text:span>: <text:span text:style-name="T9">«Tots els estudiants aproven filosofia»</text:span></text:p>
      <text:p text:style-name="P19"><text:span text:style-name="T9"><text:tab/><text:tab/></text:span>Proposició <text:span text:style-name="T59">afirmativa particular</text:span>:<text:span text:style-name="T9"> «Alguns jugadors van fer el minut de silenci»</text:span></text:p>
      <text:p text:style-name="P19"><text:span text:style-name="T9"><text:tab/><text:tab/></text:span>Proposició <text:span text:style-name="T59">negativa singular</text:span>: <text:span text:style-name="T9">«A en Pere no li agrada la Paella» </text:span></text:p>
      <text:p text:style-name="P21">Extencó:</text:p>
      <text:p text:style-name="P23"><text:tab/>Singular/Particular/Universal</text:p>
      <text:p text:style-name="P23"><text:tab/>Quantitat</text:p>
      <text:p text:style-name="P21"/>
      <text:p text:style-name="P26"><text:tab/>És refereix al nombre d'individus que pot comprendre l'enunciat o proposició i pot ser <text:span text:style-name="T46">Universal, particular o singular.</text:span></text:p>
      <text:p text:style-name="P19"><text:span text:style-name="T9"><text:tab/></text:span>Universal: <text:span text:style-name="T9">Tots els individus d’una classe: «Totes les taules son mobles»</text:span></text:p>
      <text:p text:style-name="P19"><text:span text:style-name="T9"><text:tab/></text:span>Particular: <text:span text:style-name="T9"><text:s/>Part d’un conjunt: «Alguns ocells no volen»</text:span></text:p>
      <text:p text:style-name="P19"><text:span text:style-name="T9"><text:tab/></text:span>Singular: <text:span text:style-name="T9">Un individu: «El Bernat té 18 anys» </text:span></text:p>
      <text:p text:style-name="P24"/>
      <text:p text:style-name="P6"><text:span text:style-name="T53">Dia: </text:span><text:span text:style-name="T54">3</text:span></text:p>
      <text:p text:style-name="P20">Teoria de conjuncions, <text:span text:style-name="T11">fa mes cl</text:span><text:span text:style-name="T12">ara la clasificaccio (visualment) de a qui perteanyen preposocions.</text:span></text:p>
      <text:p text:style-name="P22"><text:span text:style-name="T9">I</text:span><text:span text:style-name="T13">MATGE DE LES RODONETES</text:span></text:p>
      <text:h text:style-name="P37" text:outline-level="4">Contingut lògic d’una proposició:</text:h>
      <text:p text:style-name="P29"><text:span text:style-name="T60"><text:tab/></text:span><text:span text:style-name="T61">Afirmatives/Negatives</text:span></text:p>
      <text:p text:style-name="P89"><text:tab/>Equivalents/Contradictories/Compatibles</text:p>
      <text:p text:style-name="P31"><text:span text:style-name="T63">E</text:span><text:span text:style-name="T64">quivalència lógIca: </text:span><text:span text:style-name="T65">Moltes </text:span><text:span text:style-name="T66">maneres d’expresar una proposició a al llengua natural</text:span><text:span text:style-name="T65">.</text:span></text:p>
      <text:p text:style-name="P31"><text:span text:style-name="T65"><text:tab/>«</text:span><text:span text:style-name="T61">Totes les plantes tenen clorofil-la»</text:span></text:p>
      <text:p text:style-name="P90"><text:tab/>«Cada planta té clorofil-la»</text:p>
      <text:p text:style-name="P90"><text:tab/>«Sempre que em trobo una planta, té clorofil-la»</text:p>
      <text:p text:style-name="P90"><text:tab/>«No hi ha planta que no tingui clorofil-la»</text:p>
      <text:p text:style-name="P30"><text:soft-page-break/><text:span text:style-name="T61">Aquests enunciats són </text:span><text:span text:style-name="T64">Equivalents lògicament</text:span></text:p>
      <text:p text:style-name="P91"/>
      <text:p text:style-name="P32"><text:span text:style-name="T64">C</text:span><text:span text:style-name="T62">ontradictoris: </text:span><text:span text:style-name="T66">Hi ha proposicions que no poden sier ni certes ni falses alhora.</text:span></text:p>
      <text:p text:style-name="P101"><text:tab/>«Cap ciutadà europeu no é ciutadà canadenc»</text:p>
      <text:p text:style-name="P101"><text:tab/>«Algun ciutadà canadenc és ciutadà europeu»</text:p>
      <text:p text:style-name="P101"><text:tab/>«Aquests enunciats són Contradictoris»</text:p>
      <text:p text:style-name="P103"><text:span text:style-name="T14">Aquests enunciats són </text:span><text:span text:style-name="T48">Contradictoris</text:span><text:span text:style-name="T14">.</text:span></text:p>
      <text:p text:style-name="P101"><text:s/></text:p>
      <text:p text:style-name="P105"><text:span text:style-name="T48">C</text:span><text:span text:style-name="T46">ompatibles:</text:span><text:span text:style-name="T9"> Els enunciats ( proposicions ) són </text:span><text:span text:style-name="T46">Compatibles</text:span><text:span text:style-name="T9"> quan no son ni equivalents ni inconsistents.</text:span></text:p>
      <text:p text:style-name="P102"><text:tab/>«Els ocells tenen plomes»</text:p>
      <text:p text:style-name="P102"><text:tab/>«Tots aproven filosofia»</text:p>
      <text:p text:style-name="P102"><text:tab/>«Alguns suspene dibuix»</text:p>
      <text:p text:style-name="P104"><text:span text:style-name="T67">Aquests enunciats són </text:span><text:span text:style-name="T48">C</text:span><text:span text:style-name="T49">ompatibles</text:span><text:span text:style-name="T67">.</text:span></text:p>
      <text:p text:style-name="P55"><text:span text:style-name="T53">Dia: </text:span><text:span text:style-name="T55">4 i 5</text:span></text:p>
      <text:h text:style-name="P33" text:outline-level="3">Lògica preposicional:</text:h>
      <text:p text:style-name="P4">Estudia els raonaments en els quals intervenen afirmacions considerades com un tot.</text:p>
      <text:h text:style-name="P38" text:outline-level="4">Proposicions simple<text:span text:style-name="T69">s</text:span> o compostes :</text:h>
      <text:p text:style-name="P106">Proposicó:<text:span text:style-name="T9"> </text:span></text:p>
      <text:p text:style-name="P106"><text:span text:style-name="T9"><text:tab/>Afirmacio</text:span></text:p>
      <text:p text:style-name="P107"><text:span text:style-name="T9"><text:tab/></text:span><text:span text:style-name="T25">simpl</text:span><text:span text:style-name="T26">e</text:span><text:span text:style-name="T25">/compost</text:span><text:span text:style-name="T26">a</text:span></text:p>
      <text:p text:style-name="P108"><text:span text:style-name="T71">S</text:span><text:span text:style-name="T70">imple o Atòmica:</text:span><text:span text:style-name="T24"> </text:span><text:span text:style-name="T27">Una unica proposició </text:span><text:span text:style-name="T28">que no es pot dividir ( per ferl le mes simple )</text:span></text:p>
      <text:p text:style-name="P108"><text:span text:style-name="T28"><text:tab/>«</text:span><text:span text:style-name="T32">Avui és dijous</text:span><text:span text:style-name="T28">»</text:span></text:p>
      <text:p text:style-name="P109"><text:span text:style-name="T28"><text:tab/></text:span><text:span text:style-name="T33">q</text:span><text:span text:style-name="T29">: </text:span><text:span text:style-name="T28">Avui és dijous</text:span></text:p>
      <text:p text:style-name="P110"><text:span text:style-name="T70">Compostes o Moleculars:</text:span><text:span text:style-name="T24"> Mes d’una </text:span><text:span text:style-name="T27">proposició </text:span><text:span text:style-name="T29">simple </text:span><text:span text:style-name="T31">que estiguin relacionades entre si</text:span><text:span text:style-name="T29">.</text:span></text:p>
      <text:p text:style-name="P111"><text:span text:style-name="T29"><text:tab/></text:span><text:span text:style-name="T24">«</text:span><text:span text:style-name="T34">Avui és dijous</text:span><text:span text:style-name="T24"> </text:span><text:span text:style-name="T29">i </text:span><text:span text:style-name="T37">tinc entrenament</text:span><text:span text:style-name="T29"> qual no </text:span><text:span text:style-name="T40">hi ha llamps</text:span><text:span text:style-name="T24">»</text:span></text:p>
      <text:p text:style-name="P111"><text:span text:style-name="T24"><text:tab/></text:span><text:span text:style-name="T35">q</text:span><text:span text:style-name="T30">: Avui és dijous</text:span></text:p>
      <text:p text:style-name="P111"><text:span text:style-name="T30"><text:tab/></text:span><text:span text:style-name="T38">p</text:span><text:span text:style-name="T30">: </text:span><text:span text:style-name="T43">tinc entrenament</text:span></text:p>
      <text:p text:style-name="P113"><text:span text:style-name="T24"><text:tab/></text:span><text:span text:style-name="T41">r</text:span><text:span text:style-name="T24">: hi ha llamps</text:span></text:p>
      <text:p text:style-name="P119"><text:soft-page-break/><text:span text:style-name="T74"><text:tab/>p^( q →</text:span><text:span text:style-name="T82">¬</text:span><text:span text:style-name="T74"> </text:span><text:span text:style-name="T75">r</text:span><text:span text:style-name="T74">)</text:span></text:p>
      <text:p text:style-name="P120"><text:span text:style-name="T73"/></text:p>
      <text:p text:style-name="P120"><text:span text:style-name="T73">Per les diferents compostres es fa servir ( A, B, C, ... )</text:span></text:p>
      <text:h text:style-name="P39" text:outline-level="4">Formulació d’enunciats:</text:h>
      <text:p text:style-name="P118"><text:span text:style-name="T70">Per poder analitzar la estructura els enunciats ( proposicions ) hem de assar del nostre llenguatge quotidià a un mes objectiu.</text:span></text:p>
      <text:p text:style-name="P118"><text:span text:style-name="T28"/></text:p>
      <text:p text:style-name="P117">Pas 1 <text:s/>(Identificar): <text:span text:style-name="T9">Determina que es una poposicio simple i que es uun conector.</text:span></text:p>
      <text:p text:style-name="P117"><text:span text:style-name="T16"><text:tab/>«</text:span><text:span text:style-name="T36">Vaig a comprar</text:span><text:span text:style-name="T16"> </text:span><text:span text:style-name="T15">i </text:span><text:span text:style-name="T39">després sopare</text:span><text:span text:style-name="T15"> </text:span><text:span text:style-name="T9">si no</text:span><text:span text:style-name="T15"> </text:span><text:span text:style-name="T42">esta fet</text:span><text:span text:style-name="T16">»</text:span></text:p>
      <text:p text:style-name="P116">Pas 2 (Fer una llegenda): <text:span text:style-name="T9">Amb les simples fem una llegenda.</text:span></text:p>
      <text:p text:style-name="P112"><text:span text:style-name="T29"><text:tab/></text:span></text:p>
      <text:p text:style-name="P112"><text:span text:style-name="T24"><text:tab/></text:span><text:span text:style-name="T35">q</text:span><text:span text:style-name="T30">: Vaig a comprar</text:span></text:p>
      <text:p text:style-name="P112"><text:span text:style-name="T30"><text:tab/></text:span><text:span text:style-name="T38">p</text:span><text:span text:style-name="T30">: </text:span><text:span text:style-name="T43">després sopare</text:span></text:p>
      <text:p text:style-name="P114"><text:span text:style-name="T9"><text:tab/></text:span><text:span text:style-name="T42">r</text:span><text:span text:style-name="T9">: esta fet</text:span></text:p>
      <text:p text:style-name="P115">Pas 3 (Unir): <text:span text:style-name="T9">Unir les simples amb conectors.</text:span></text:p>
      <text:p text:style-name="P115"><text:span text:style-name="T9"><text:tab/></text:span><text:span text:style-name="T44">p^( q →</text:span><text:span text:style-name="T81">¬</text:span><text:span text:style-name="T44"> </text:span><text:span text:style-name="T45">r</text:span><text:span text:style-name="T44">)</text:span></text:p>
      <text:h text:style-name="P40" text:outline-level="4">Conectors:</text:h>
      <text:p text:style-name="P139"><text:tab/><text:span text:style-name="T46">Negació (</text:span><text:span text:style-name="T84">¬</text:span><text:span text:style-name="T46">):</text:span> «<text:span text:style-name="T90">No</text:span>»</text:p>
      <text:p text:style-name="P139"><text:tab/><text:span text:style-name="T46">Conjunció (</text:span><text:span text:style-name="T97">∩</text:span><text:span text:style-name="T46">):</text:span> «<text:span text:style-name="T90">i</text:span>»</text:p>
      <text:p text:style-name="P140"><text:span text:style-name="T46"><text:tab/>Disjunció (V):</text:span> «<text:span text:style-name="T90">o</text:span>»</text:p>
      <text:p text:style-name="P140"><text:tab/><text:span text:style-name="T46">Condicional o Implicació (→):</text:span> «<text:span text:style-name="T90">si</text:span>»</text:p>
      <text:p text:style-name="P139"><text:span text:style-name="T46"><text:tab/>Bicondicional o coimplicació (↔): </text:span>«<text:span text:style-name="T89">si només si</text:span>»</text:p>
      <text:p text:style-name="P139"><text:span text:style-name="T46"><text:tab/>Parèntesi ():</text:span> <text:span text:style-name="T89">Per encadenar</text:span> diferents connectors.</text:p>
      <text:p text:style-name="P139"><text:span text:style-name="T46"><text:tab/>Claudàtor [</text:span><text:span text:style-name="T51">]</text:span><text:span text:style-name="T46">: </text:span><text:span text:style-name="T89">Per </text:span>endrecar diferents parentesi.</text:p>
      <text:p text:style-name="P139"/>
      <text:p text:style-name="P56"><text:span text:style-name="T53">Dia: </text:span><text:span text:style-name="T56">6</text:span></text:p>
      <text:h text:style-name="P41" text:outline-level="4"><text:span text:style-name="T104">Regles de la lògica</text:span>:</text:h>
      <text:p text:style-name="P122">Requisits:</text:p>
      <text:list text:style-name="L1">
        <text:list-item>
          <text:p text:style-name="P141">Qualsevol <text:span text:style-name="T105">l</text:span>letra que representi una proposició és una fórmula ben formada.</text:p>
        </text:list-item>
        <text:list-item>
          <text:p text:style-name="P141">Si A és una fórmula ben formada, aleshores <text:span text:style-name="T83">¬</text:span>A també ho és.</text:p>
        </text:list-item>
        <text:list-item>
          <text:p text:style-name="P141"><text:soft-page-break/>Si A i B són fórmules ben formades, aleshores també ho són A<text:span text:style-name="T92">∩</text:span>B, AVB, A →B, A↔B</text:p>
        </text:list-item>
      </text:list>
      <text:p text:style-name="P121">Valors de veritat:<text:span text:style-name="T9"> </text:span></text:p>
      <text:p text:style-name="P121"><text:span text:style-name="T17"><text:tab/>Proposicions certes = 1 ( V )</text:span><text:span text:style-name="T50"/></text:p>
      <text:p text:style-name="P121"><text:span text:style-name="T17"><text:tab/>Proposicions falses = 0 ( F )</text:span></text:p>
      <text:h text:style-name="P42" text:outline-level="4">Taules de veritat:</text:h>
      <text:p text:style-name="P142">Es una manera de determinar el valor d’una fórmula lògica en funció de les proposicions que la componen.</text:p>
      <text:p text:style-name="P123">Negacio ( <text:span text:style-name="T76">¬</text:span><text:span text:style-name="T98"> </text:span>):<text:span text:style-name="T9">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p</text:p>
          </table:table-cell>
          <table:table-cell table:style-name="Table1.B1" office:value-type="string">
            <text:p text:style-name="P60">¬p</text:p>
          </table:table-cell>
        </table:table-row>
        <table:table-row>
          <table:table-cell table:style-name="Table1.A2" office:value-type="string">
            <text:p text:style-name="P60">V</text:p>
          </table:table-cell>
          <table:table-cell table:style-name="Table1.B2" office:value-type="string">
            <text:p text:style-name="P60">F</text:p>
          </table:table-cell>
        </table:table-row>
        <table:table-row>
          <table:table-cell table:style-name="Table1.A2" office:value-type="string">
            <text:p text:style-name="P60">F</text:p>
          </table:table-cell>
          <table:table-cell table:style-name="Table1.B2" office:value-type="string">
            <text:p text:style-name="P60">V</text:p>
          </table:table-cell>
        </table:table-row>
      </table:table>
      <text:p text:style-name="P123">Conjunció (∩):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0">p</text:p>
          </table:table-cell>
          <table:table-cell table:style-name="Table2.A1" office:value-type="string">
            <text:p text:style-name="P60">q</text:p>
          </table:table-cell>
          <table:table-cell table:style-name="Table2.C1" office:value-type="string">
            <text:p text:style-name="P60">p<text:span text:style-name="T91">∩</text:span><text:span text:style-name="T70">q</text:span></text:p>
          </table:table-cell>
        </table:table-row>
        <table:table-row>
          <table:table-cell table:style-name="Table2.A2" office:value-type="string">
            <text:p text:style-name="P60">V</text:p>
          </table:table-cell>
          <table:table-cell table:style-name="Table2.A2" office:value-type="string">
            <text:p text:style-name="P60">V</text:p>
          </table:table-cell>
          <table:table-cell table:style-name="Table2.C2" office:value-type="string">
            <text:p text:style-name="P60">V</text:p>
          </table:table-cell>
        </table:table-row>
        <table:table-row>
          <table:table-cell table:style-name="Table2.A2" office:value-type="string">
            <text:p text:style-name="P60">V</text:p>
          </table:table-cell>
          <table:table-cell table:style-name="Table2.A2" office:value-type="string">
            <text:p text:style-name="P60">F</text:p>
          </table:table-cell>
          <table:table-cell table:style-name="Table2.C2" office:value-type="string">
            <text:p text:style-name="P60">F</text:p>
          </table:table-cell>
        </table:table-row>
        <table:table-row>
          <table:table-cell table:style-name="Table2.A2" office:value-type="string">
            <text:p text:style-name="P60">F</text:p>
          </table:table-cell>
          <table:table-cell table:style-name="Table2.A2" office:value-type="string">
            <text:p text:style-name="P60">V</text:p>
          </table:table-cell>
          <table:table-cell table:style-name="Table2.C2" office:value-type="string">
            <text:p text:style-name="P60">F</text:p>
          </table:table-cell>
        </table:table-row>
        <table:table-row>
          <table:table-cell table:style-name="Table2.A2" office:value-type="string">
            <text:p text:style-name="P60">F</text:p>
          </table:table-cell>
          <table:table-cell table:style-name="Table2.A2" office:value-type="string">
            <text:p text:style-name="P60">F</text:p>
          </table:table-cell>
          <table:table-cell table:style-name="Table2.C2" office:value-type="string">
            <text:p text:style-name="P60">F</text:p>
          </table:table-cell>
        </table:table-row>
      </table:table>
      <text:p text:style-name="P124">Disjunció (V): </text:p>
      <text:p text:style-name="P125"><text:tab/>inclusiva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0">p</text:p>
          </table:table-cell>
          <table:table-cell table:style-name="Table3.A1" office:value-type="string">
            <text:p text:style-name="P60">q</text:p>
          </table:table-cell>
          <table:table-cell table:style-name="Table3.C1" office:value-type="string">
            <text:p text:style-name="P60">p<text:span text:style-name="T93">V</text:span><text:span text:style-name="T70">q</text:span></text:p>
          </table:table-cell>
        </table:table-row>
        <table:table-row>
          <table:table-cell table:style-name="Table3.A2" office:value-type="string">
            <text:p text:style-name="P66">1</text:p>
          </table:table-cell>
          <table:table-cell table:style-name="Table3.A2" office:value-type="string">
            <text:p text:style-name="P66">1</text:p>
          </table:table-cell>
          <table:table-cell table:style-name="Table3.C2" office:value-type="string">
            <text:p text:style-name="P66">1</text:p>
          </table:table-cell>
        </table:table-row>
        <table:table-row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71">0</text:p>
          </table:table-cell>
          <table:table-cell table:style-name="Table3.C2" office:value-type="string">
            <text:p text:style-name="P71">1</text:p>
          </table:table-cell>
        </table:table-row>
        <table:table-row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1</text:p>
          </table:table-cell>
          <table:table-cell table:style-name="Table3.C2" office:value-type="string">
            <text:p text:style-name="P71">1</text:p>
          </table:table-cell>
        </table:table-row>
        <table:table-row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0</text:p>
          </table:table-cell>
          <table:table-cell table:style-name="Table3.C2" office:value-type="string">
            <text:p text:style-name="P71">0</text:p>
          </table:table-cell>
        </table:table-row>
      </table:table>
      <text:p text:style-name="P125"><text:tab/>exclusiva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0">p</text:p>
          </table:table-cell>
          <table:table-cell table:style-name="Table4.A1" office:value-type="string">
            <text:p text:style-name="P60">q</text:p>
          </table:table-cell>
          <table:table-cell table:style-name="Table4.C1" office:value-type="string">
            <text:p text:style-name="P60">p<text:span text:style-name="T93">V</text:span><text:span text:style-name="T70">q</text:span></text:p>
          </table:table-cell>
        </table:table-row>
        <table:table-row>
          <table:table-cell table:style-name="Table4.A2" office:value-type="string">
            <text:p text:style-name="P66">1</text:p>
          </table:table-cell>
          <table:table-cell table:style-name="Table4.A2" office:value-type="string">
            <text:p text:style-name="P66">1</text:p>
          </table:table-cell>
          <table:table-cell table:style-name="Table4.C2" office:value-type="string">
            <text:p text:style-name="P71">0</text:p>
          </table:table-cell>
        </table:table-row>
        <table:table-row>
          <table:table-cell table:style-name="Table4.A2" office:value-type="string">
            <text:p text:style-name="P71">1</text:p>
          </table:table-cell>
          <table:table-cell table:style-name="Table4.A2" office:value-type="string">
            <text:p text:style-name="P71">0</text:p>
          </table:table-cell>
          <table:table-cell table:style-name="Table4.C2" office:value-type="string">
            <text:p text:style-name="P71">1</text:p>
          </table:table-cell>
        </table:table-row>
        <table:table-row>
          <table:table-cell table:style-name="Table4.A2" office:value-type="string">
            <text:p text:style-name="P71">0</text:p>
          </table:table-cell>
          <table:table-cell table:style-name="Table4.A2" office:value-type="string">
            <text:p text:style-name="P71">1</text:p>
          </table:table-cell>
          <table:table-cell table:style-name="Table4.C2" office:value-type="string">
            <text:p text:style-name="P71">1</text:p>
          </table:table-cell>
        </table:table-row>
        <table:table-row>
          <table:table-cell table:style-name="Table4.A2" office:value-type="string">
            <text:p text:style-name="P71">0</text:p>
          </table:table-cell>
          <table:table-cell table:style-name="Table4.A2" office:value-type="string">
            <text:p text:style-name="P71">0</text:p>
          </table:table-cell>
          <table:table-cell table:style-name="Table4.C2" office:value-type="string">
            <text:p text:style-name="P71">0</text:p>
          </table:table-cell>
        </table:table-row>
      </table:table>
      <text:p text:style-name="P126">Condicional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1">p</text:p>
          </table:table-cell>
          <table:table-cell table:style-name="Table5.A1" office:value-type="string">
            <text:p text:style-name="P61">q</text:p>
          </table:table-cell>
          <table:table-cell table:style-name="Table5.C1" office:value-type="string">
            <text:p text:style-name="P61">p→<text:span text:style-name="T70">q</text:span></text:p>
          </table:table-cell>
        </table:table-row>
        <text:soft-page-break/>
        <table:table-row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7">1</text:p>
          </table:table-cell>
          <table:table-cell table:style-name="Table5.C2" office:value-type="string">
            <text:p text:style-name="P67">1</text:p>
          </table:table-cell>
        </table:table-row>
        <table:table-row>
          <table:table-cell table:style-name="Table5.A2" office:value-type="string">
            <text:p text:style-name="P72">1</text:p>
          </table:table-cell>
          <table:table-cell table:style-name="Table5.A2" office:value-type="string">
            <text:p text:style-name="P72">0</text:p>
          </table:table-cell>
          <table:table-cell table:style-name="Table5.C2" office:value-type="string">
            <text:p text:style-name="P76">0</text:p>
          </table:table-cell>
        </table:table-row>
        <table:table-row>
          <table:table-cell table:style-name="Table5.A2" office:value-type="string">
            <text:p text:style-name="P72">0</text:p>
          </table:table-cell>
          <table:table-cell table:style-name="Table5.A2" office:value-type="string">
            <text:p text:style-name="P72">1</text:p>
          </table:table-cell>
          <table:table-cell table:style-name="Table5.C2" office:value-type="string">
            <text:p text:style-name="P72">1</text:p>
          </table:table-cell>
        </table:table-row>
        <table:table-row>
          <table:table-cell table:style-name="Table5.A2" office:value-type="string">
            <text:p text:style-name="P72">0</text:p>
          </table:table-cell>
          <table:table-cell table:style-name="Table5.A2" office:value-type="string">
            <text:p text:style-name="P72">0</text:p>
          </table:table-cell>
          <table:table-cell table:style-name="Table5.C2" office:value-type="string">
            <text:p text:style-name="P76">1</text:p>
          </table:table-cell>
        </table:table-row>
      </table:table>
      <text:p text:style-name="P126">Bicondicional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1">p</text:p>
          </table:table-cell>
          <table:table-cell table:style-name="Table6.A1" office:value-type="string">
            <text:p text:style-name="P61">q</text:p>
          </table:table-cell>
          <table:table-cell table:style-name="Table6.C1" office:value-type="string">
            <text:p text:style-name="P62">p↔<text:span text:style-name="T70">q</text:span></text:p>
          </table:table-cell>
        </table:table-row>
        <table:table-row>
          <table:table-cell table:style-name="Table6.A2" office:value-type="string">
            <text:p text:style-name="P67">1</text:p>
          </table:table-cell>
          <table:table-cell table:style-name="Table6.A2" office:value-type="string">
            <text:p text:style-name="P67">1</text:p>
          </table:table-cell>
          <table:table-cell table:style-name="Table6.C2" office:value-type="string">
            <text:p text:style-name="P67">1</text:p>
          </table:table-cell>
        </table:table-row>
        <table:table-row>
          <table:table-cell table:style-name="Table6.A2" office:value-type="string">
            <text:p text:style-name="P72">1</text:p>
          </table:table-cell>
          <table:table-cell table:style-name="Table6.A2" office:value-type="string">
            <text:p text:style-name="P72">0</text:p>
          </table:table-cell>
          <table:table-cell table:style-name="Table6.C2" office:value-type="string">
            <text:p text:style-name="P76">0</text:p>
          </table:table-cell>
        </table:table-row>
        <table:table-row>
          <table:table-cell table:style-name="Table6.A2" office:value-type="string">
            <text:p text:style-name="P72">0</text:p>
          </table:table-cell>
          <table:table-cell table:style-name="Table6.A2" office:value-type="string">
            <text:p text:style-name="P72">1</text:p>
          </table:table-cell>
          <table:table-cell table:style-name="Table6.C2" office:value-type="string">
            <text:p text:style-name="P79">0</text:p>
          </table:table-cell>
        </table:table-row>
        <table:table-row>
          <table:table-cell table:style-name="Table6.A2" office:value-type="string">
            <text:p text:style-name="P72">0</text:p>
          </table:table-cell>
          <table:table-cell table:style-name="Table6.A2" office:value-type="string">
            <text:p text:style-name="P72">0</text:p>
          </table:table-cell>
          <table:table-cell table:style-name="Table6.C2" office:value-type="string">
            <text:p text:style-name="P76">1</text:p>
          </table:table-cell>
        </table:table-row>
      </table:table>
      <text:p text:style-name="P47"/>
      <text:p text:style-name="P48">Taules de proposicions moleculars</text:p>
      <text:p text:style-name="P48">(p↔q)<text:span text:style-name="T91">∩</text:span><text:span text:style-name="T78">¬</text:span><text:span text:style-name="T100">p <text:s/>=&gt; A </text:span><text:span text:style-name="T94">∩</text:span><text:span text:style-name="T78">¬</text:span><text:span text:style-name="T100">p</text:span></text:p>
      <text:p text:style-name="P49"><text:span text:style-name="T100"/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B"/>
        <table:table-row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  <table:table-cell table:style-name="Table7.C1" office:value-type="string">
            <text:p text:style-name="P81">A</text:p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>
          <table:table-cell table:style-name="Table7.C1" office:value-type="string">
            <text:p text:style-name="P63">p</text:p>
          </table:table-cell>
          <table:table-cell table:style-name="Table7.C1" office:value-type="string">
            <text:p text:style-name="P63">q</text:p>
          </table:table-cell>
          <table:table-cell table:style-name="Table7.C1" office:value-type="string">
            <text:p text:style-name="P63">p↔<text:span text:style-name="T70">q</text:span></text:p>
          </table:table-cell>
          <table:table-cell table:style-name="Table7.C1" office:value-type="string">
            <text:p text:style-name="P82"><text:span text:style-name="T76">¬</text:span>p</text:p>
          </table:table-cell>
          <table:table-cell table:style-name="Table7.C1" office:value-type="string">
            <text:p text:style-name="P82">A<text:span text:style-name="T91">∩</text:span><text:span text:style-name="T77">¬</text:span><text:span text:style-name="T70">p</text:span></text:p>
          </table:table-cell>
        </table:table-row>
        <table:table-row>
          <table:table-cell table:style-name="Table7.A3" office:value-type="string">
            <text:p text:style-name="P68">1</text:p>
          </table:table-cell>
          <table:table-cell table:style-name="Table7.A3" office:value-type="string">
            <text:p text:style-name="P68">1</text:p>
          </table:table-cell>
          <table:table-cell table:style-name="Table7.A3" office:value-type="string">
            <text:p text:style-name="P68">1</text:p>
          </table:table-cell>
          <table:table-cell table:style-name="Table7.A3" office:value-type="string">
            <text:p text:style-name="P82">0</text:p>
          </table:table-cell>
          <table:table-cell table:style-name="Table7.E3" office:value-type="string">
            <text:p text:style-name="P82">0</text:p>
          </table:table-cell>
        </table:table-row>
        <table:table-row>
          <table:table-cell table:style-name="Table7.A3" office:value-type="string">
            <text:p text:style-name="P73">1</text:p>
          </table:table-cell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7">0</text:p>
          </table:table-cell>
          <table:table-cell table:style-name="Table7.A3" office:value-type="string">
            <text:p text:style-name="P82">0</text:p>
          </table:table-cell>
          <table:table-cell table:style-name="Table7.E3" office:value-type="string">
            <text:p text:style-name="P82">0</text:p>
          </table:table-cell>
        </table:table-row>
        <table:table-row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3">1</text:p>
          </table:table-cell>
          <table:table-cell table:style-name="Table7.A3" office:value-type="string">
            <text:p text:style-name="P80">0</text:p>
          </table:table-cell>
          <table:table-cell table:style-name="Table7.A3" office:value-type="string">
            <text:p text:style-name="P82">1</text:p>
          </table:table-cell>
          <table:table-cell table:style-name="Table7.E3" office:value-type="string">
            <text:p text:style-name="P82">0</text:p>
          </table:table-cell>
        </table:table-row>
        <table:table-row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7">1</text:p>
          </table:table-cell>
          <table:table-cell table:style-name="Table7.A3" office:value-type="string">
            <text:p text:style-name="P82">1</text:p>
          </table:table-cell>
          <table:table-cell table:style-name="Table7.E3" office:value-type="string">
            <text:p text:style-name="P82">1</text:p>
          </table:table-cell>
        </table:table-row>
      </table:table>
      <text:p text:style-name="P57"><text:span text:style-name="T57">Dia: </text:span><text:span text:style-name="T58">7</text:span></text:p>
      <text:p text:style-name="P51"><text:span text:style-name="T100">T</text:span><text:span text:style-name="T99">autologia:</text:span></text:p>
      <text:p text:style-name="P51"><text:span text:style-name="T99">pV</text:span><text:span text:style-name="T77">¬</text:span><text:span text:style-name="T99">p</text:span></text:p>
      <text:p text:style-name="P50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64">p</text:p>
          </table:table-cell>
          <table:table-cell table:style-name="Table8.A1" office:value-type="string">
            <text:p text:style-name="P82"><text:span text:style-name="T76">¬</text:span>p</text:p>
          </table:table-cell>
          <table:table-cell table:style-name="Table8.C1" office:value-type="string">
            <text:p text:style-name="P64">p<text:span text:style-name="T79">¬</text:span><text:span text:style-name="T72">p</text:span></text:p>
          </table:table-cell>
        </table:table-row>
        <table:table-row>
          <table:table-cell table:style-name="Table8.A2" office:value-type="string">
            <text:p text:style-name="P69">1</text:p>
          </table:table-cell>
          <table:table-cell table:style-name="Table8.A2" office:value-type="string">
            <text:p text:style-name="P69">1</text:p>
          </table:table-cell>
          <table:table-cell table:style-name="Table8.C2" office:value-type="string">
            <text:p text:style-name="P69">1</text:p>
          </table:table-cell>
        </table:table-row>
        <table:table-row>
          <table:table-cell table:style-name="Table8.A2" office:value-type="string">
            <text:p text:style-name="P74">1</text:p>
          </table:table-cell>
          <table:table-cell table:style-name="Table8.A2" office:value-type="string">
            <text:p text:style-name="P74">0</text:p>
          </table:table-cell>
          <table:table-cell table:style-name="Table8.C2" office:value-type="string">
            <text:p text:style-name="P82">1</text:p>
          </table:table-cell>
        </table:table-row>
        <table:table-row>
          <table:table-cell table:style-name="Table8.A2" office:value-type="string">
            <text:p text:style-name="P74">0</text:p>
          </table:table-cell>
          <table:table-cell table:style-name="Table8.A2" office:value-type="string">
            <text:p text:style-name="P74">1</text:p>
          </table:table-cell>
          <table:table-cell table:style-name="Table8.C2" office:value-type="string">
            <text:p text:style-name="P82">1</text:p>
          </table:table-cell>
        </table:table-row>
        <table:table-row>
          <table:table-cell table:style-name="Table8.A2" office:value-type="string">
            <text:p text:style-name="P74">0</text:p>
          </table:table-cell>
          <table:table-cell table:style-name="Table8.A2" office:value-type="string">
            <text:p text:style-name="P74">0</text:p>
          </table:table-cell>
          <table:table-cell table:style-name="Table8.C2" office:value-type="string">
            <text:p text:style-name="P78">1</text:p>
          </table:table-cell>
        </table:table-row>
      </table:table>
      <text:p text:style-name="P52"><text:span text:style-name="T100">C</text:span><text:span text:style-name="T99">ontradicció:</text:span></text:p>
      <text:p text:style-name="P52"><text:span text:style-name="T99">p</text:span><text:span text:style-name="T91">∩</text:span><text:span text:style-name="T77">¬</text:span><text:span text:style-name="T99">p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4">p</text:p>
          </table:table-cell>
          <table:table-cell table:style-name="Table9.A1" office:value-type="string">
            <text:p text:style-name="P82"><text:span text:style-name="T76">¬</text:span>p</text:p>
          </table:table-cell>
          <table:table-cell table:style-name="Table9.C1" office:value-type="string">
            <text:p text:style-name="P64">p<text:span text:style-name="T79">¬</text:span><text:span text:style-name="T72">p</text:span></text:p>
          </table:table-cell>
        </table:table-row>
        <table:table-row>
          <table:table-cell table:style-name="Table9.A2" office:value-type="string">
            <text:p text:style-name="P69">1</text:p>
          </table:table-cell>
          <table:table-cell table:style-name="Table9.A2" office:value-type="string">
            <text:p text:style-name="P69">1</text:p>
          </table:table-cell>
          <table:table-cell table:style-name="Table9.C2" office:value-type="string">
            <text:p text:style-name="P84">0</text:p>
          </table:table-cell>
        </table:table-row>
        <table:table-row>
          <table:table-cell table:style-name="Table9.A2" office:value-type="string">
            <text:p text:style-name="P74">1</text:p>
          </table:table-cell>
          <table:table-cell table:style-name="Table9.A2" office:value-type="string">
            <text:p text:style-name="P74">0</text:p>
          </table:table-cell>
          <table:table-cell table:style-name="Table9.C2" office:value-type="string">
            <text:p text:style-name="P84">0</text:p>
          </table:table-cell>
        </table:table-row>
        <table:table-row>
          <table:table-cell table:style-name="Table9.A2" office:value-type="string">
            <text:p text:style-name="P74">0</text:p>
          </table:table-cell>
          <table:table-cell table:style-name="Table9.A2" office:value-type="string">
            <text:p text:style-name="P74">1</text:p>
          </table:table-cell>
          <table:table-cell table:style-name="Table9.C2" office:value-type="string">
            <text:p text:style-name="P84">0</text:p>
          </table:table-cell>
        </table:table-row>
        <table:table-row>
          <table:table-cell table:style-name="Table9.A2" office:value-type="string">
            <text:p text:style-name="P74">0</text:p>
          </table:table-cell>
          <table:table-cell table:style-name="Table9.A2" office:value-type="string">
            <text:p text:style-name="P74">0</text:p>
          </table:table-cell>
          <table:table-cell table:style-name="Table9.C2" office:value-type="string">
            <text:p text:style-name="P84">0</text:p>
          </table:table-cell>
        </table:table-row>
      </table:table>
      <text:p text:style-name="P54"><text:span text:style-name="T102">I</text:span><text:span text:style-name="T101">ndeterminació:</text:span></text:p>
      <text:p text:style-name="P54"><text:span text:style-name="T99">p</text:span><text:span text:style-name="T95">∩</text:span><text:span text:style-name="T79">¬</text:span><text:span text:style-name="T99">q</text:span></text:p>
      <text:p text:style-name="P53"><text:soft-page-break/><text:span text:style-name="T99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65">p</text:p>
          </table:table-cell>
          <table:table-cell table:style-name="Table10.A1" office:value-type="string">
            <text:p text:style-name="P65">q</text:p>
          </table:table-cell>
          <table:table-cell table:style-name="Table10.A1" office:value-type="string">
            <text:p text:style-name="P83"><text:span text:style-name="T76">¬</text:span><text:span text:style-name="T85">q</text:span></text:p>
          </table:table-cell>
          <table:table-cell table:style-name="Table10.A1" office:value-type="string">
            <text:p text:style-name="P83"><text:span text:style-name="T96">p</text:span><text:span text:style-name="T91">∩</text:span><text:span text:style-name="T77">¬</text:span><text:span text:style-name="T80">q</text:span></text:p>
          </table:table-cell>
        </table:table-row>
        <table:table-row>
          <table:table-cell table:style-name="Table10.A2" office:value-type="string">
            <text:p text:style-name="P70">1</text:p>
          </table:table-cell>
          <table:table-cell table:style-name="Table10.A2" office:value-type="string">
            <text:p text:style-name="P70">1</text:p>
          </table:table-cell>
          <table:table-cell table:style-name="Table10.A2" office:value-type="string">
            <text:p text:style-name="P83">0</text:p>
          </table:table-cell>
          <table:table-cell table:style-name="Table10.D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5">1</text:p>
          </table:table-cell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85">1</text:p>
          </table:table-cell>
          <table:table-cell table:style-name="Table10.D2" office:value-type="string">
            <text:p text:style-name="P85">1</text:p>
          </table:table-cell>
        </table:table-row>
        <table:table-row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75">1</text:p>
          </table:table-cell>
          <table:table-cell table:style-name="Table10.A2" office:value-type="string">
            <text:p text:style-name="P85">0</text:p>
          </table:table-cell>
          <table:table-cell table:style-name="Table10.D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83">1</text:p>
          </table:table-cell>
          <table:table-cell table:style-name="Table10.D2" office:value-type="string">
            <text:p text:style-name="P85">0</text:p>
          </table:table-cell>
        </table:table-row>
      </table:table>
      <text:h text:style-name="P43" text:outline-level="4">Condicinal lògic o implicació lògic:</text:h>
      <text:p text:style-name="P127">AA: <text:span text:style-name="T9">afirmacio antecedent</text:span></text:p>
      <text:p text:style-name="P127">NC: <text:span text:style-name="T9">negacio consequet</text:span></text:p>
      <text:p text:style-name="P128"><text:span text:style-name="T9">p: Si plou</text:span></text:p>
      <text:p text:style-name="P128"><text:span text:style-name="T9">q: els carrers es mullen</text:span></text:p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86">Afirmacio Antecendet (Correcte)</text:p>
          </table:table-cell>
          <table:table-cell table:style-name="Table11.A1" office:value-type="string">
            <text:p text:style-name="P86">Afirmacio Conseqüent (Incorrecte)</text:p>
          </table:table-cell>
          <table:table-cell table:style-name="Table11.A1" office:value-type="string">
            <text:p text:style-name="P86">Negació Antecedent (Incorrecte)</text:p>
          </table:table-cell>
          <table:table-cell table:style-name="Table11.D1" office:value-type="string">
            <text:p text:style-name="P86">Negació Conseqüent (Correcte)</text:p>
          </table:table-cell>
        </table:table-row>
        <table:table-row>
          <table:table-cell table:style-name="Table11.A2" office:value-type="string">
            <text:p text:style-name="P88"><text:span text:style-name="T86">p</text:span>→q<text:line-break/><text:span text:style-name="T106">p <text:s text:c="5"/>.</text:span><text:line-break/>q <text:s text:c="10"/></text:p>
          </table:table-cell>
          <table:table-cell table:style-name="Table11.A2" office:value-type="string">
            <text:p text:style-name="P87"><text:span text:style-name="T86">p</text:span>→q<text:line-break/><text:span text:style-name="T107">q</text:span><text:span text:style-name="T106"> <text:s text:c="5"/>.</text:span><text:line-break/><text:span text:style-name="T111">p <text:s text:c="9"/></text:span><text:span text:style-name="T112">AC</text:span></text:p>
          </table:table-cell>
          <table:table-cell table:style-name="Table11.A2" office:value-type="string">
            <text:p text:style-name="P87"><text:span text:style-name="T86">p</text:span>→q<text:line-break/><text:span text:style-name="T87">¬</text:span><text:span text:style-name="T106">p <text:s text:c="5"/>.</text:span><text:line-break/><text:span text:style-name="T86">¬</text:span><text:span text:style-name="T111">q <text:s text:c="8"/></text:span><text:span text:style-name="T112">NA</text:span></text:p>
          </table:table-cell>
          <table:table-cell table:style-name="Table11.D2" office:value-type="string">
            <text:p text:style-name="P87"><text:span text:style-name="T86">p</text:span>→q<text:line-break/><text:span text:style-name="T87">¬q</text:span><text:span text:style-name="T106"> <text:s text:c="5"/>.</text:span><text:line-break/><text:span text:style-name="T86">¬p</text:span></text:p>
          </table:table-cell>
        </table:table-row>
        <table:table-row>
          <table:table-cell table:style-name="Table11.A2" office:value-type="string">
            <text:p text:style-name="P87"><text:span text:style-name="T86">¬p</text:span>→q<text:line-break/><text:span text:style-name="T86">¬</text:span><text:span text:style-name="T106">p <text:s text:c="5"/>.</text:span><text:line-break/>q</text:p>
          </table:table-cell>
          <table:table-cell table:style-name="Table11.A2" office:value-type="string">
            <text:p text:style-name="P87"><text:span text:style-name="T86">¬p</text:span>→q<text:line-break/><text:span text:style-name="T107">q</text:span><text:span text:style-name="T106"> <text:s text:c="5"/>.</text:span><text:line-break/><text:span text:style-name="T86">¬p</text:span></text:p>
          </table:table-cell>
          <table:table-cell table:style-name="Table11.A2" office:value-type="string">
            <text:p text:style-name="P87"><text:span text:style-name="T86">¬p</text:span>→q<text:line-break/><text:span text:style-name="T106">p <text:s text:c="5"/>.</text:span><text:line-break/><text:span text:style-name="T86">¬</text:span><text:span text:style-name="T111">q</text:span></text:p>
          </table:table-cell>
          <table:table-cell table:style-name="Table11.D2" office:value-type="string">
            <text:p text:style-name="P87"><text:span text:style-name="T86">¬p</text:span>→q<text:line-break/><text:span text:style-name="T86">¬q</text:span><text:span text:style-name="T106"> <text:s text:c="5"/>.</text:span><text:line-break/><text:span text:style-name="T111">p</text:span></text:p>
          </table:table-cell>
        </table:table-row>
        <table:table-row>
          <table:table-cell table:style-name="Table11.A2" office:value-type="string">
            <text:p text:style-name="P87"><text:span text:style-name="T86">p</text:span>→<text:span text:style-name="T86">¬</text:span><text:span text:style-name="T111">q</text:span><text:line-break/><text:span text:style-name="T106">p <text:s text:c="5"/>.</text:span><text:line-break/><text:span text:style-name="T86">¬</text:span><text:span text:style-name="T111">q</text:span></text:p>
          </table:table-cell>
          <table:table-cell table:style-name="Table11.A2" office:value-type="string">
            <text:p text:style-name="P87"><text:span text:style-name="T86">p</text:span>→<text:span text:style-name="T86">¬</text:span><text:span text:style-name="T111">q</text:span><text:line-break/><text:span text:style-name="T87">¬</text:span><text:span text:style-name="T107">q</text:span><text:span text:style-name="T106"> <text:s text:c="5"/>.</text:span><text:line-break/><text:span text:style-name="T111">p</text:span></text:p>
          </table:table-cell>
          <table:table-cell table:style-name="Table11.A2" office:value-type="string">
            <text:p text:style-name="P87"><text:span text:style-name="T86">p</text:span>→<text:span text:style-name="T86">¬</text:span><text:span text:style-name="T111">q</text:span><text:line-break/><text:span text:style-name="T106">p <text:s text:c="5"/>.</text:span><text:line-break/>q</text:p>
          </table:table-cell>
          <table:table-cell table:style-name="Table11.D2" office:value-type="string">
            <text:p text:style-name="P87"><text:span text:style-name="T86">p</text:span>→<text:span text:style-name="T86">¬</text:span><text:span text:style-name="T111">q</text:span><text:line-break/><text:span text:style-name="T107">q</text:span><text:span text:style-name="T106"> <text:s text:c="5"/>.</text:span><text:line-break/><text:span text:style-name="T86">¬p</text:span></text:p>
          </table:table-cell>
        </table:table-row>
        <table:table-row>
          <table:table-cell table:style-name="Table11.A2" office:value-type="string">
            <text:p text:style-name="P87"><text:span text:style-name="T86">¬p</text:span>→<text:span text:style-name="T86">¬</text:span><text:span text:style-name="T111">q</text:span><text:line-break/><text:span text:style-name="T87">¬</text:span><text:span text:style-name="T106">p <text:s text:c="5"/>.</text:span><text:line-break/><text:span text:style-name="T86">¬</text:span><text:span text:style-name="T111">q</text:span></text:p>
          </table:table-cell>
          <table:table-cell table:style-name="Table11.A2" office:value-type="string">
            <text:p text:style-name="P87"><text:span text:style-name="T86">¬p</text:span>→<text:span text:style-name="T86">¬</text:span><text:span text:style-name="T111">q</text:span><text:line-break/><text:span text:style-name="T86">¬</text:span><text:span text:style-name="T111">q</text:span><text:span text:style-name="T106"> <text:s text:c="5"/>.</text:span><text:line-break/><text:span text:style-name="T86">¬p</text:span></text:p>
          </table:table-cell>
          <table:table-cell table:style-name="Table11.A2" office:value-type="string">
            <text:p text:style-name="P87"><text:span text:style-name="T86">¬p</text:span>→<text:span text:style-name="T86">¬</text:span><text:span text:style-name="T111">q</text:span><text:line-break/><text:span text:style-name="T106">p <text:s text:c="5"/>.</text:span><text:line-break/>q</text:p>
          </table:table-cell>
          <table:table-cell table:style-name="Table11.D2" office:value-type="string">
            <text:p text:style-name="P87"><text:span text:style-name="T86">¬p</text:span>→<text:span text:style-name="T86">¬</text:span><text:span text:style-name="T111">q</text:span><text:line-break/><text:span text:style-name="T106">p <text:s text:c="5"/>.</text:span><text:line-break/><text:span text:style-name="T111">p</text:span></text:p>
          </table:table-cell>
        </table:table-row>
      </table:table>
      <text:p text:style-name="P57"><text:span text:style-name="T53">Dia: </text:span><text:span text:style-name="T56">6</text:span></text:p>
      <text:h text:style-name="P34" text:outline-level="3">Argument o raonament:</text:h>
      <text:p text:style-name="P92">Un argument està format per una sèrie de proposicions encadenades entre sí, en què les unes fan el paper de les premisses que confirmen l'altra, anomenada conclusió.</text:p>
      <text:p text:style-name="P129">Les premisses són les raons que conclouen la conclusió.</text:p>
      <text:p text:style-name="P93"><text:tab/>Premissa 1: Tots l’alumnat de batxillerat estudien filosofia</text:p>
      <text:p text:style-name="P93"><text:tab/>Premissa 2: <text:span text:style-name="T106">Tu ets una alumna de batxillerat</text:span></text:p>
      <text:p text:style-name="P93"><text:tab/>Conclusió: Per tant, tu estudies filosofia</text:p>
      <text:p text:style-name="P93"/>
      <text:h text:style-name="P44" text:outline-level="4"><text:soft-page-break/><text:span text:style-name="T113">Arguments deductius:</text:span></text:h>
      <text:p text:style-name="P130">Requisits:</text:p>
      <text:list text:style-name="L2">
        <text:list-item>
          <text:p text:style-name="P94">Les premises són universals</text:p>
        </text:list-item>
        <text:list-item>
          <text:p text:style-name="P96">Porta a una particular</text:p>
        </text:list-item>
        <text:list-item>
          <text:p text:style-name="P96">Les conclusions s’infereixen de premises (directes(no extra info)) </text:p>
        </text:list-item>
        <text:list-item>
          <text:p text:style-name="P98">Valida/No valida</text:p>
        </text:list-item>
        <text:list-item>
          <text:p text:style-name="P98">La condusio <text:span text:style-name="T114">d’una deduccio valida es una veritat absoluta ( certa )</text:span></text:p>
        </text:list-item>
      </text:list>
      <text:p text:style-name="P132">Estructura:</text:p>
      <text:p text:style-name="P132"><text:tab/><text:span text:style-name="T9">Tot A és B</text:span></text:p>
      <text:p text:style-name="P132"><text:span text:style-name="T9"><text:tab/> <text:s text:c="5"/></text:span><text:span text:style-name="T108">C és A</text:span></text:p>
      <text:p text:style-name="P132"><text:span text:style-name="T9"><text:tab/> <text:s text:c="5"/>C és B</text:span></text:p>
      <text:p text:style-name="P132">Exemple:</text:p>
      <text:p text:style-name="P132"><text:tab/> <text:s text:c="4"/><text:span text:style-name="T9">Tot</text:span><text:span text:style-name="T18">s els bolis</text:span><text:span text:style-name="T9"> </text:span><text:span text:style-name="T18">són</text:span><text:span text:style-name="T9"> </text:span><text:span text:style-name="T18">blaus</text:span></text:p>
      <text:p text:style-name="P132"><text:span text:style-name="T9"><text:tab/> <text:s text:c="5"/></text:span><text:span text:style-name="T109">Tinc un boli</text:span></text:p>
      <text:p text:style-name="P132"><text:span text:style-name="T9"><text:tab/> <text:s text:c="5"/></text:span><text:span text:style-name="T18">El meu Boli és blau</text:span></text:p>
      <text:p text:style-name="P135">Nomenclatura:</text:p>
      <text:p text:style-name="P136"><text:tab/><text:span text:style-name="T9">TM=Predicat(</text:span><text:span text:style-name="T19">P</text:span><text:span text:style-name="T9">)</text:span><text:span text:style-name="T20">(conclusio)</text:span></text:p>
      <text:p text:style-name="P136"><text:span text:style-name="T9"><text:tab/></text:span><text:span text:style-name="T19">tm=Subjecte</text:span><text:span text:style-name="T20">(S)(conclusio)</text:span></text:p>
      <text:p text:style-name="P136"><text:span text:style-name="T19"><text:tab/>T</text:span><text:span text:style-name="T20">m=Uneix premises(M)(a les dos premisies però no a la conclusio)</text:span></text:p>
      <text:p text:style-name="P136"><text:span text:style-name="T20"/></text:p>
      <text:h text:style-name="P45" text:outline-level="4"><text:span text:style-name="T113">Arguments </text:span><text:span text:style-name="T115">inductius</text:span><text:span text:style-name="T113">:</text:span></text:h>
      <text:p text:style-name="P131">Requisits:</text:p>
      <text:list text:style-name="L3">
        <text:list-item>
          <text:p text:style-name="P95">Les premises són <text:span text:style-name="T116">mes particulars que la conclusio</text:span></text:p>
        </text:list-item>
        <text:list-item>
          <text:p text:style-name="P97">Les conclusions s’infereixen de premises (directes(no extra info) <text:span text:style-name="T116">o indirecte(amb info extra)</text:span>) </text:p>
        </text:list-item>
        <text:list-item>
          <text:p text:style-name="P100">La conclusio es deriva amb «Força» o «Feblesa» <text:span text:style-name="T117">de les premises. La fan mes o menys porbalbe</text:span></text:p>
        </text:list-item>
        <text:list-item>
          <text:p text:style-name="P99">La condusio <text:span text:style-name="T114">d’una </text:span><text:span text:style-name="T118">induccio es una veritat PROBAILISTICA (</text:span><text:span text:style-name="T88">¬</text:span><text:span text:style-name="T103">absoluta)</text:span></text:p>
        </text:list-item>
      </text:list>
      <text:p text:style-name="P133">Estructura:</text:p>
      <text:p text:style-name="P133"><text:tab/><text:span text:style-name="T9">Tot A és B</text:span></text:p>
      <text:p text:style-name="P133"><text:span text:style-name="T9"><text:tab/> <text:s text:c="5"/></text:span><text:span text:style-name="T108">C és </text:span><text:span text:style-name="T110">B</text:span></text:p>
      <text:p text:style-name="P133"><text:soft-page-break/><text:span text:style-name="T9"><text:tab/> <text:s text:c="5"/></text:span><text:span text:style-name="T21">Potser que </text:span><text:span text:style-name="T9">C és B</text:span></text:p>
      <text:p text:style-name="P133">Exemple:</text:p>
      <text:p text:style-name="P133"><text:span text:style-name="T18"><text:tab/>Premissa 1: Tots els estudiants s'esforcen per </text:span><text:span text:style-name="T22">treure un 10</text:span><text:span text:style-name="T18">.</text:span></text:p>
      <text:p text:style-name="P133"><text:span text:style-name="T18"><text:tab/>Premissa 2: La </text:span><text:span text:style-name="T22">Clara</text:span><text:span text:style-name="T18"> és estudiant.</text:span></text:p>
      <text:p text:style-name="P133"><text:span text:style-name="T18"><text:tab/>Conclusió: Per tant, és probable que la </text:span><text:span text:style-name="T22">Clara</text:span><text:span text:style-name="T18"> es preocupi per </text:span><text:span text:style-name="T22">treure un 10</text:span><text:span text:style-name="T18">.</text:span></text:p>
      <text:h text:style-name="P46" text:outline-level="4"/>
      <text:h text:style-name="P46" text:outline-level="4"><text:span text:style-name="T113">Arguments </text:span><text:span text:style-name="T119">analògics</text:span><text:span text:style-name="T113">:</text:span></text:h>
      <text:p text:style-name="P137">Semblansa:</text:p>
      <text:p text:style-name="P134"><text:tab/>Exemple:</text:p>
      <text:p text:style-name="P134"><text:span text:style-name="T18"><text:tab/><text:tab/></text:span><text:span text:style-name="T23">Estic trist com un dilluns al mati.</text:span></text:p>
      <text:p text:style-name="P134"><text:span text:style-name="T23"><text:tab/><text:tab/>Estic alegre com un gos quan em veu</text:span></text:p>
      <text:p text:style-name="P138">Contradictories:</text:p>
      <text:p text:style-name="P138"><text:tab/>Exemple:</text:p>
      <text:p text:style-name="P143"><text:span text:style-name="T46"><text:tab/><text:tab/></text:span><text:span text:style-name="T9">La mort es a al vida com la justicia a la injustici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ca" fo:country="E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Nimbus Sans" style:font-family-complex="'Nimbus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Nimbus Sans" style:font-family-complex="'Nimbus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25:53.308252178</meta:creation-date>
    <dc:date>2024-03-14T01:29:19.198797869</dc:date>
    <meta:editing-duration>PT2H24M59S</meta:editing-duration>
    <meta:editing-cycles>31</meta:editing-cycles>
    <meta:generator>LibreOffice/7.5.9.2$Linux_X86_64 LibreOffice_project/50$Build-2</meta:generator>
    <meta:document-statistic meta:table-count="11" meta:image-count="0" meta:object-count="0" meta:page-count="9" meta:paragraph-count="360" meta:word-count="1345" meta:character-count="7642" meta:non-whitespace-character-count="6418"/>
  </office:meta>
</office:document-meta>
</file>